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Serial Number">
            <text:p>Serial Number</text:p>
          </table:table-cell>
          <table:table-cell office:value-type="string" office:string-value="First Name">
            <text:p>First Name</text:p>
          </table:table-cell>
          <table:table-cell office:value-type="string" office:string-value="Last Name">
            <text:p>Last Name</text:p>
          </table:table-cell>
          <table:table-cell office:value-type="string" office:string-value="Address">
            <text:p>Address</text:p>
          </table:table-cell>
          <table:table-cell office:value-type="string" office:string-value="Date of birth">
            <text:p>Date of birth</text:p>
          </table:table-cell>
          <table:table-cell office:value-type="string" office:string-value="SSN">
            <text:p>SSN</text:p>
          </table:table-cell>
          <table:table-cell office:value-type="string" office:string-value="Secondary School Education">
            <text:p>Secondary School Education</text:p>
          </table:table-cell>
          <table:table-cell office:value-type="string" office:string-value="Phone Number">
            <text:p>Phone Number</text:p>
          </table:table-cell>
          <table:table-cell office:value-type="string" office:string-value="Email Address">
            <text:p>Email Address</text:p>
          </table:table-cell>
          <table:table-cell office:value-type="string" office:string-value="Monthly Salary in USD">
            <text:p>Monthly Salary in USD</text:p>
          </table:table-cell>
        </table:table-row>
        <table:table-row>
          <table:table-cell office:value-type="float" office:value="808927504">
            <text:p>808,927,504</text:p>
          </table:table-cell>
          <table:table-cell office:value-type="string" office:string-value="Angelita">
            <text:p>Angelita</text:p>
          </table:table-cell>
          <table:table-cell office:value-type="string" office:string-value="Dickinson">
            <text:p>Dickinson</text:p>
          </table:table-cell>
          <table:table-cell office:value-type="string" office:string-value="Apt. 104 9665 Herzog Pine, New Cathrynland, GA 05261">
            <text:p>Apt. 104 9665 Herzog Pine, New Cathrynland, GA 05261</text:p>
          </table:table-cell>
          <table:table-cell office:value-type="date" office:date-value="1960-12-06T22:30:30.300-08:00">
            <text:p>Dec 6, 1960</text:p>
          </table:table-cell>
          <table:table-cell office:value-type="string" office:string-value="629-50-1178">
            <text:p>629-50-1178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636.337.5946">
            <text:p>636.337.5946</text:p>
          </table:table-cell>
          <table:table-cell office:value-type="string" office:string-value="lavern.grant@yahoo.com">
            <text:p>lavern.grant@yahoo.com</text:p>
          </table:table-cell>
          <table:table-cell office:value-type="float" office:value="9903">
            <text:p>9,903</text:p>
          </table:table-cell>
        </table:table-row>
        <table:table-row>
          <table:table-cell office:value-type="float" office:value="813788775">
            <text:p>813,788,775</text:p>
          </table:table-cell>
          <table:table-cell office:value-type="string" office:string-value="Thea">
            <text:p>Thea</text:p>
          </table:table-cell>
          <table:table-cell office:value-type="string" office:string-value="Quigley">
            <text:p>Quigley</text:p>
          </table:table-cell>
          <table:table-cell office:value-type="string" office:string-value="955 Arjun Lane, Rhodaburgh, CA 48991">
            <text:p>955 Arjun Lane, Rhodaburgh, CA 48991</text:p>
          </table:table-cell>
          <table:table-cell office:value-type="date" office:date-value="1985-05-30T05:06:35.500-07:00">
            <text:p>May 30, 1985</text:p>
          </table:table-cell>
          <table:table-cell office:value-type="string" office:string-value="467-62-6402">
            <text:p>467-62-6402</text:p>
          </table:table-cell>
          <table:table-cell office:value-type="string" office:string-value="Icelyn Secondary College">
            <text:p>Icelyn Secondary College</text:p>
          </table:table-cell>
          <table:table-cell office:value-type="string" office:string-value="882.800.3942 x280">
            <text:p>882.800.3942 x280</text:p>
          </table:table-cell>
          <table:table-cell office:value-type="string" office:string-value="jeffrey.harvey@gmail.com">
            <text:p>jeffrey.harvey@gmail.com</text:p>
          </table:table-cell>
          <table:table-cell office:value-type="float" office:value="7169">
            <text:p>7,169</text:p>
          </table:table-cell>
        </table:table-row>
        <table:table-row>
          <table:table-cell office:value-type="float" office:value="387992755">
            <text:p>387,992,755</text:p>
          </table:table-cell>
          <table:table-cell office:value-type="string" office:string-value="Kylee">
            <text:p>Kylee</text:p>
          </table:table-cell>
          <table:table-cell office:value-type="string" office:string-value="Mante">
            <text:p>Mante</text:p>
          </table:table-cell>
          <table:table-cell office:value-type="string" office:string-value="Apt. 860 381 Brett Forges, Lake Mauriceburgh, ID 13265-8735">
            <text:p>Apt. 860 381 Brett Forges, Lake Mauriceburgh, ID 13265-8735</text:p>
          </table:table-cell>
          <table:table-cell office:value-type="date" office:date-value="1970-06-13T00:36:08.454-07:00">
            <text:p>Jun 13, 1970</text:p>
          </table:table-cell>
          <table:table-cell office:value-type="string" office:string-value="101-90-2559">
            <text:p>101-90-2559</text:p>
          </table:table-cell>
          <table:table-cell office:value-type="string" office:string-value="Mallowpond High School">
            <text:p>Mallowpond High School</text:p>
          </table:table-cell>
          <table:table-cell office:value-type="string" office:string-value="114.348.0363 x619">
            <text:p>114.348.0363 x619</text:p>
          </table:table-cell>
          <table:table-cell office:value-type="string" office:string-value="julian.rowe@yahoo.com">
            <text:p>julian.rowe@yahoo.com</text:p>
          </table:table-cell>
          <table:table-cell office:value-type="float" office:value="10390">
            <text:p>10,390</text:p>
          </table:table-cell>
        </table:table-row>
        <table:table-row>
          <table:table-cell office:value-type="float" office:value="67127805">
            <text:p>67,127,805</text:p>
          </table:table-cell>
          <table:table-cell office:value-type="string" office:string-value="Dax">
            <text:p>Dax</text:p>
          </table:table-cell>
          <table:table-cell office:value-type="string" office:string-value="VonRueden">
            <text:p>VonRueden</text:p>
          </table:table-cell>
          <table:table-cell office:value-type="string" office:string-value="Suite 720 75387 Larkin Lake, Santinofort, ME 83731">
            <text:p>Suite 720 75387 Larkin Lake, Santinofort, ME 83731</text:p>
          </table:table-cell>
          <table:table-cell office:value-type="date" office:date-value="1977-09-01T06:37:20.938-07:00">
            <text:p>Sep 1, 1977</text:p>
          </table:table-cell>
          <table:table-cell office:value-type="string" office:string-value="885-11-3247">
            <text:p>885-11-3247</text:p>
          </table:table-cell>
          <table:table-cell office:value-type="string" office:string-value="Falconholt Secondary College">
            <text:p>Falconholt Secondary College</text:p>
          </table:table-cell>
          <table:table-cell office:value-type="string" office:string-value="556.286.0472">
            <text:p>556.286.0472</text:p>
          </table:table-cell>
          <table:table-cell office:value-type="string" office:string-value="vena.kiehn@hotmail.com">
            <text:p>vena.kiehn@hotmail.com</text:p>
          </table:table-cell>
          <table:table-cell office:value-type="float" office:value="5124">
            <text:p>5,124</text:p>
          </table:table-cell>
        </table:table-row>
        <table:table-row>
          <table:table-cell office:value-type="float" office:value="421131977">
            <text:p>421,131,977</text:p>
          </table:table-cell>
          <table:table-cell office:value-type="string" office:string-value="Tillman">
            <text:p>Tillman</text:p>
          </table:table-cell>
          <table:table-cell office:value-type="string" office:string-value="Lubowitz">
            <text:p>Lubowitz</text:p>
          </table:table-cell>
          <table:table-cell office:value-type="string" office:string-value="Apt. 320 0320 Crooks Groves, West Murphy, CA 43353-6231">
            <text:p>Apt. 320 0320 Crooks Groves, West Murphy, CA 43353-6231</text:p>
          </table:table-cell>
          <table:table-cell office:value-type="date" office:date-value="1974-10-11T17:22:56.383-07:00">
            <text:p>Oct 11, 1974</text:p>
          </table:table-cell>
          <table:table-cell office:value-type="string" office:string-value="811-91-5636">
            <text:p>811-91-5636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(867) 505-5608">
            <text:p>(867) 505-5608</text:p>
          </table:table-cell>
          <table:table-cell office:value-type="string" office:string-value="madeline.feest@gmail.com">
            <text:p>madeline.feest@gmail.com</text:p>
          </table:table-cell>
          <table:table-cell office:value-type="float" office:value="14280">
            <text:p>14,280</text:p>
          </table:table-cell>
        </table:table-row>
        <table:table-row>
          <table:table-cell office:value-type="float" office:value="567099206">
            <text:p>567,099,206</text:p>
          </table:table-cell>
          <table:table-cell office:value-type="string" office:string-value="Zackary">
            <text:p>Zackary</text:p>
          </table:table-cell>
          <table:table-cell office:value-type="string" office:string-value="Schmeler">
            <text:p>Schmeler</text:p>
          </table:table-cell>
          <table:table-cell office:value-type="string" office:string-value="Suite 996 45492 Shany Inlet, North Myrtice, WI 81956">
            <text:p>Suite 996 45492 Shany Inlet, North Myrtice, WI 81956</text:p>
          </table:table-cell>
          <table:table-cell office:value-type="date" office:date-value="1981-11-29T22:01:19.096-08:00">
            <text:p>Nov 29, 1981</text:p>
          </table:table-cell>
          <table:table-cell office:value-type="string" office:string-value="795-68-1100">
            <text:p>795-68-1100</text:p>
          </table:table-cell>
          <table:table-cell office:value-type="string" office:string-value="Bluemeadow High School">
            <text:p>Bluemeadow High School</text:p>
          </table:table-cell>
          <table:table-cell office:value-type="string" office:string-value="(358) 396-1090 x4176">
            <text:p>(358) 396-1090 x4176</text:p>
          </table:table-cell>
          <table:table-cell office:value-type="string" office:string-value="callie.gutkowski@yahoo.com">
            <text:p>callie.gutkowski@yahoo.com</text:p>
          </table:table-cell>
          <table:table-cell office:value-type="float" office:value="5624">
            <text:p>5,624</text:p>
          </table:table-cell>
        </table:table-row>
        <table:table-row>
          <table:table-cell office:value-type="float" office:value="527152820">
            <text:p>527,152,820</text:p>
          </table:table-cell>
          <table:table-cell office:value-type="string" office:string-value="Rylee">
            <text:p>Rylee</text:p>
          </table:table-cell>
          <table:table-cell office:value-type="string" office:string-value="Emard">
            <text:p>Emard</text:p>
          </table:table-cell>
          <table:table-cell office:value-type="string" office:string-value="41636 Stephany Cove, Novafort, MD 38106-6344">
            <text:p>41636 Stephany Cove, Novafort, MD 38106-6344</text:p>
          </table:table-cell>
          <table:table-cell office:value-type="date" office:date-value="1976-01-25T04:56:59.072-08:00">
            <text:p>Jan 25, 1976</text:p>
          </table:table-cell>
          <table:table-cell office:value-type="string" office:string-value="677-58-7766">
            <text:p>677-58-7766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(695) 866-3891">
            <text:p>(695) 866-3891</text:p>
          </table:table-cell>
          <table:table-cell office:value-type="string" office:string-value="kyleigh.satterfield@gmail.com">
            <text:p>kyleigh.satterfield@gmail.com</text:p>
          </table:table-cell>
          <table:table-cell office:value-type="float" office:value="11329">
            <text:p>11,329</text:p>
          </table:table-cell>
        </table:table-row>
        <table:table-row>
          <table:table-cell office:value-type="float" office:value="540497537">
            <text:p>540,497,537</text:p>
          </table:table-cell>
          <table:table-cell office:value-type="string" office:string-value="Brice">
            <text:p>Brice</text:p>
          </table:table-cell>
          <table:table-cell office:value-type="string" office:string-value="Grant">
            <text:p>Grant</text:p>
          </table:table-cell>
          <table:table-cell office:value-type="string" office:string-value="392 Dickinson Wells, East Graysonton, KY 86016-7678">
            <text:p>392 Dickinson Wells, East Graysonton, KY 86016-7678</text:p>
          </table:table-cell>
          <table:table-cell office:value-type="date" office:date-value="1982-06-26T23:01:15.874-07:00">
            <text:p>Jun 26, 1982</text:p>
          </table:table-cell>
          <table:table-cell office:value-type="string" office:string-value="609-52-5575">
            <text:p>609-52-5575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509-437-2848 x08843">
            <text:p>509-437-2848 x08843</text:p>
          </table:table-cell>
          <table:table-cell office:value-type="string" office:string-value="johanna.rodriguez@gmail.com">
            <text:p>johanna.rodriguez@gmail.com</text:p>
          </table:table-cell>
          <table:table-cell office:value-type="float" office:value="5199">
            <text:p>5,199</text:p>
          </table:table-cell>
        </table:table-row>
        <table:table-row>
          <table:table-cell office:value-type="float" office:value="854881446">
            <text:p>854,881,446</text:p>
          </table:table-cell>
          <table:table-cell office:value-type="string" office:string-value="Jalen">
            <text:p>Jalen</text:p>
          </table:table-cell>
          <table:table-cell office:value-type="string" office:string-value="Swift">
            <text:p>Swift</text:p>
          </table:table-cell>
          <table:table-cell office:value-type="string" office:string-value="Suite 757 261 Brekke Square, Pacochachester, OK 12639">
            <text:p>Suite 757 261 Brekke Square, Pacochachester, OK 12639</text:p>
          </table:table-cell>
          <table:table-cell office:value-type="date" office:date-value="1958-01-28T03:52:47.469-08:00">
            <text:p>Jan 28, 1958</text:p>
          </table:table-cell>
          <table:table-cell office:value-type="string" office:string-value="580-47-1418">
            <text:p>580-47-1418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(258) 925-8656 x819">
            <text:p>(258) 925-8656 x819</text:p>
          </table:table-cell>
          <table:table-cell office:value-type="string" office:string-value="tanya.gutmann@gmail.com">
            <text:p>tanya.gutmann@gmail.com</text:p>
          </table:table-cell>
          <table:table-cell office:value-type="float" office:value="11393">
            <text:p>11,393</text:p>
          </table:table-cell>
        </table:table-row>
        <table:table-row>
          <table:table-cell office:value-type="float" office:value="417244920">
            <text:p>417,244,920</text:p>
          </table:table-cell>
          <table:table-cell office:value-type="string" office:string-value="Tracey">
            <text:p>Tracey</text:p>
          </table:table-cell>
          <table:table-cell office:value-type="string" office:string-value="Green">
            <text:p>Green</text:p>
          </table:table-cell>
          <table:table-cell office:value-type="string" office:string-value="Suite 651 9813 Orrin Garden, Dooleyport, AR 60984">
            <text:p>Suite 651 9813 Orrin Garden, Dooleyport, AR 60984</text:p>
          </table:table-cell>
          <table:table-cell office:value-type="date" office:date-value="1985-11-11T19:20:36.740-08:00">
            <text:p>Nov 11, 1985</text:p>
          </table:table-cell>
          <table:table-cell office:value-type="string" office:string-value="168-57-3246">
            <text:p>168-57-3246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1-812-625-5891">
            <text:p>1-812-625-5891</text:p>
          </table:table-cell>
          <table:table-cell office:value-type="string" office:string-value="aiden.mcdermott@gmail.com">
            <text:p>aiden.mcdermott@gmail.com</text:p>
          </table:table-cell>
          <table:table-cell office:value-type="float" office:value="8619">
            <text:p>8,619</text:p>
          </table:table-cell>
        </table:table-row>
        <table:table-row>
          <table:table-cell office:value-type="float" office:value="608603323">
            <text:p>608,603,323</text:p>
          </table:table-cell>
          <table:table-cell office:value-type="string" office:string-value="Fleta">
            <text:p>Fleta</text:p>
          </table:table-cell>
          <table:table-cell office:value-type="string" office:string-value="Torphy">
            <text:p>Torphy</text:p>
          </table:table-cell>
          <table:table-cell office:value-type="string" office:string-value="Apt. 310 605 Ivah Alley, West Donavon, NV 90206">
            <text:p>Apt. 310 605 Ivah Alley, West Donavon, NV 90206</text:p>
          </table:table-cell>
          <table:table-cell office:value-type="date" office:date-value="1971-03-07T09:53:14.211-08:00">
            <text:p>Mar 7, 1971</text:p>
          </table:table-cell>
          <table:table-cell office:value-type="string" office:string-value="845-81-0769">
            <text:p>845-81-0769</text:p>
          </table:table-cell>
          <table:table-cell office:value-type="string" office:string-value="Ironbarrow High School">
            <text:p>Ironbarrow High School</text:p>
          </table:table-cell>
          <table:table-cell office:value-type="string" office:string-value="737.637.0458">
            <text:p>737.637.0458</text:p>
          </table:table-cell>
          <table:table-cell office:value-type="string" office:string-value="deontae.erdman@hotmail.com">
            <text:p>deontae.erdman@hotmail.com</text:p>
          </table:table-cell>
          <table:table-cell office:value-type="float" office:value="7737">
            <text:p>7,737</text:p>
          </table:table-cell>
        </table:table-row>
        <table:table-row>
          <table:table-cell office:value-type="float" office:value="859050028">
            <text:p>859,050,028</text:p>
          </table:table-cell>
          <table:table-cell office:value-type="string" office:string-value="Alysha">
            <text:p>Alysha</text:p>
          </table:table-cell>
          <table:table-cell office:value-type="string" office:string-value="Sawayn">
            <text:p>Sawayn</text:p>
          </table:table-cell>
          <table:table-cell office:value-type="string" office:string-value="Suite 427 71050 Sheridan Pines, North Paulashire, SC 53094">
            <text:p>Suite 427 71050 Sheridan Pines, North Paulashire, SC 53094</text:p>
          </table:table-cell>
          <table:table-cell office:value-type="date" office:date-value="1959-08-12T05:43:55.883-07:00">
            <text:p>Aug 12, 1959</text:p>
          </table:table-cell>
          <table:table-cell office:value-type="string" office:string-value="414-63-5643">
            <text:p>414-63-5643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245.848.7344">
            <text:p>245.848.7344</text:p>
          </table:table-cell>
          <table:table-cell office:value-type="string" office:string-value="edd.rutherford@yahoo.com">
            <text:p>edd.rutherford@yahoo.com</text:p>
          </table:table-cell>
          <table:table-cell office:value-type="float" office:value="9894">
            <text:p>9,894</text:p>
          </table:table-cell>
        </table:table-row>
        <table:table-row>
          <table:table-cell office:value-type="float" office:value="327840340">
            <text:p>327,840,340</text:p>
          </table:table-cell>
          <table:table-cell office:value-type="string" office:string-value="Mossie">
            <text:p>Mossie</text:p>
          </table:table-cell>
          <table:table-cell office:value-type="string" office:string-value="Turcotte">
            <text:p>Turcotte</text:p>
          </table:table-cell>
          <table:table-cell office:value-type="string" office:string-value="125 Lemke Village, Friedrichside, MT 51438">
            <text:p>125 Lemke Village, Friedrichside, MT 51438</text:p>
          </table:table-cell>
          <table:table-cell office:value-type="date" office:date-value="1966-06-10T14:52:40.820-07:00">
            <text:p>Jun 10, 1966</text:p>
          </table:table-cell>
          <table:table-cell office:value-type="string" office:string-value="847-87-1154">
            <text:p>847-87-1154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735.468.1146">
            <text:p>735.468.1146</text:p>
          </table:table-cell>
          <table:table-cell office:value-type="string" office:string-value="elena.boyle@hotmail.com">
            <text:p>elena.boyle@hotmail.com</text:p>
          </table:table-cell>
          <table:table-cell office:value-type="float" office:value="10314">
            <text:p>10,314</text:p>
          </table:table-cell>
        </table:table-row>
        <table:table-row>
          <table:table-cell office:value-type="float" office:value="593369658">
            <text:p>593,369,658</text:p>
          </table:table-cell>
          <table:table-cell office:value-type="string" office:string-value="Leonor">
            <text:p>Leonor</text:p>
          </table:table-cell>
          <table:table-cell office:value-type="string" office:string-value="Price">
            <text:p>Price</text:p>
          </table:table-cell>
          <table:table-cell office:value-type="string" office:string-value="056 Davis Run, Fishermouth, AK 99685-5505">
            <text:p>056 Davis Run, Fishermouth, AK 99685-5505</text:p>
          </table:table-cell>
          <table:table-cell office:value-type="date" office:date-value="1958-06-13T21:04:29.110-07:00">
            <text:p>Jun 13, 1958</text:p>
          </table:table-cell>
          <table:table-cell office:value-type="string" office:string-value="285-62-6003">
            <text:p>285-62-6003</text:p>
          </table:table-cell>
          <table:table-cell office:value-type="string" office:string-value="Mallowpond High">
            <text:p>Mallowpond High</text:p>
          </table:table-cell>
          <table:table-cell office:value-type="string" office:string-value="548.611.1490">
            <text:p>548.611.1490</text:p>
          </table:table-cell>
          <table:table-cell office:value-type="string" office:string-value="arno.pollich@gmail.com">
            <text:p>arno.pollich@gmail.com</text:p>
          </table:table-cell>
          <table:table-cell office:value-type="float" office:value="5525">
            <text:p>5,525</text:p>
          </table:table-cell>
        </table:table-row>
        <table:table-row>
          <table:table-cell office:value-type="float" office:value="113342731">
            <text:p>113,342,731</text:p>
          </table:table-cell>
          <table:table-cell office:value-type="string" office:string-value="Michele">
            <text:p>Michele</text:p>
          </table:table-cell>
          <table:table-cell office:value-type="string" office:string-value="Stoltenberg">
            <text:p>Stoltenberg</text:p>
          </table:table-cell>
          <table:table-cell office:value-type="string" office:string-value="8535 Trey Spur, North Lisaview, DE 39147">
            <text:p>8535 Trey Spur, North Lisaview, DE 39147</text:p>
          </table:table-cell>
          <table:table-cell office:value-type="date" office:date-value="1972-04-27T11:03:05.929-08:00">
            <text:p>Apr 27, 1972</text:p>
          </table:table-cell>
          <table:table-cell office:value-type="string" office:string-value="573-25-1026">
            <text:p>573-25-1026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297.902.8659">
            <text:p>297.902.8659</text:p>
          </table:table-cell>
          <table:table-cell office:value-type="string" office:string-value="nickolas.kshlerin@yahoo.com">
            <text:p>nickolas.kshlerin@yahoo.com</text:p>
          </table:table-cell>
          <table:table-cell office:value-type="float" office:value="12403">
            <text:p>12,403</text:p>
          </table:table-cell>
        </table:table-row>
        <table:table-row>
          <table:table-cell office:value-type="float" office:value="768548283">
            <text:p>768,548,283</text:p>
          </table:table-cell>
          <table:table-cell office:value-type="string" office:string-value="Sydnee">
            <text:p>Sydnee</text:p>
          </table:table-cell>
          <table:table-cell office:value-type="string" office:string-value="Harris">
            <text:p>Harris</text:p>
          </table:table-cell>
          <table:table-cell office:value-type="string" office:string-value="332 Audrey Forge, New Freidastad, LA 19738">
            <text:p>332 Audrey Forge, New Freidastad, LA 19738</text:p>
          </table:table-cell>
          <table:table-cell office:value-type="date" office:date-value="1956-06-25T19:48:37.164-07:00">
            <text:p>Jun 25, 1956</text:p>
          </table:table-cell>
          <table:table-cell office:value-type="string" office:string-value="395-16-7831">
            <text:p>395-16-7831</text:p>
          </table:table-cell>
          <table:table-cell office:value-type="string" office:string-value="Brookville Secondary College">
            <text:p>Brookville Secondary College</text:p>
          </table:table-cell>
          <table:table-cell office:value-type="string" office:string-value="228.388.3592">
            <text:p>228.388.3592</text:p>
          </table:table-cell>
          <table:table-cell office:value-type="string" office:string-value="aditya.kreiger@yahoo.com">
            <text:p>aditya.kreiger@yahoo.com</text:p>
          </table:table-cell>
          <table:table-cell office:value-type="float" office:value="12336">
            <text:p>12,336</text:p>
          </table:table-cell>
        </table:table-row>
        <table:table-row>
          <table:table-cell office:value-type="float" office:value="33281228">
            <text:p>33,281,228</text:p>
          </table:table-cell>
          <table:table-cell office:value-type="string" office:string-value="Dean">
            <text:p>Dean</text:p>
          </table:table-cell>
          <table:table-cell office:value-type="string" office:string-value="Marks">
            <text:p>Marks</text:p>
          </table:table-cell>
          <table:table-cell office:value-type="string" office:string-value="01452 Homenick Row, Abbyland, FL 55673-0883">
            <text:p>01452 Homenick Row, Abbyland, FL 55673-0883</text:p>
          </table:table-cell>
          <table:table-cell office:value-type="date" office:date-value="1955-11-03T18:36:19.883-08:00">
            <text:p>Nov 3, 1955</text:p>
          </table:table-cell>
          <table:table-cell office:value-type="string" office:string-value="765-58-2189">
            <text:p>765-58-2189</text:p>
          </table:table-cell>
          <table:table-cell office:value-type="string" office:string-value="Mallowtown High School">
            <text:p>Mallowtown High School</text:p>
          </table:table-cell>
          <table:table-cell office:value-type="string" office:string-value="361.626.2271 x8505">
            <text:p>361.626.2271 x8505</text:p>
          </table:table-cell>
          <table:table-cell office:value-type="string" office:string-value="tomasa.kreiger@hotmail.com">
            <text:p>tomasa.kreiger@hotmail.com</text:p>
          </table:table-cell>
          <table:table-cell office:value-type="float" office:value="12948">
            <text:p>12,948</text:p>
          </table:table-cell>
        </table:table-row>
        <table:table-row>
          <table:table-cell office:value-type="float" office:value="373509830">
            <text:p>373,509,830</text:p>
          </table:table-cell>
          <table:table-cell office:value-type="string" office:string-value="Arnulfo">
            <text:p>Arnulfo</text:p>
          </table:table-cell>
          <table:table-cell office:value-type="string" office:string-value="Ritchie">
            <text:p>Ritchie</text:p>
          </table:table-cell>
          <table:table-cell office:value-type="string" office:string-value="Apt. 176 3282 Waters Walks, South Rodgerstad, LA 27178">
            <text:p>Apt. 176 3282 Waters Walks, South Rodgerstad, LA 27178</text:p>
          </table:table-cell>
          <table:table-cell office:value-type="date" office:date-value="1974-07-27T09:50:53.066-07:00">
            <text:p>Jul 27, 1974</text:p>
          </table:table-cell>
          <table:table-cell office:value-type="string" office:string-value="250-90-1261">
            <text:p>250-90-1261</text:p>
          </table:table-cell>
          <table:table-cell office:value-type="string" office:string-value="Mallowpond High">
            <text:p>Mallowpond High</text:p>
          </table:table-cell>
          <table:table-cell office:value-type="string" office:string-value="680.482.5877">
            <text:p>680.482.5877</text:p>
          </table:table-cell>
          <table:table-cell office:value-type="string" office:string-value="boris.ortiz@gmail.com">
            <text:p>boris.ortiz@gmail.com</text:p>
          </table:table-cell>
          <table:table-cell office:value-type="float" office:value="13371">
            <text:p>13,371</text:p>
          </table:table-cell>
        </table:table-row>
        <table:table-row>
          <table:table-cell office:value-type="float" office:value="894148495">
            <text:p>894,148,495</text:p>
          </table:table-cell>
          <table:table-cell office:value-type="string" office:string-value="Yasmine">
            <text:p>Yasmine</text:p>
          </table:table-cell>
          <table:table-cell office:value-type="string" office:string-value="Kiehn">
            <text:p>Kiehn</text:p>
          </table:table-cell>
          <table:table-cell office:value-type="string" office:string-value="Apt. 725 89910 Mraz Groves, Schultzborough, VT 80409">
            <text:p>Apt. 725 89910 Mraz Groves, Schultzborough, VT 80409</text:p>
          </table:table-cell>
          <table:table-cell office:value-type="date" office:date-value="1997-09-30T06:30:42.813-07:00">
            <text:p>Sep 30, 1997</text:p>
          </table:table-cell>
          <table:table-cell office:value-type="string" office:string-value="550-81-8611">
            <text:p>550-81-8611</text:p>
          </table:table-cell>
          <table:table-cell office:value-type="string" office:string-value="Ostbarrow High">
            <text:p>Ostbarrow High</text:p>
          </table:table-cell>
          <table:table-cell office:value-type="string" office:string-value="416.305.2680 x308">
            <text:p>416.305.2680 x308</text:p>
          </table:table-cell>
          <table:table-cell office:value-type="string" office:string-value="raymundo.sporer@gmail.com">
            <text:p>raymundo.sporer@gmail.com</text:p>
          </table:table-cell>
          <table:table-cell office:value-type="float" office:value="10323">
            <text:p>10,323</text:p>
          </table:table-cell>
        </table:table-row>
        <table:table-row>
          <table:table-cell office:value-type="float" office:value="181975101">
            <text:p>181,975,101</text:p>
          </table:table-cell>
          <table:table-cell office:value-type="string" office:string-value="Bobbie">
            <text:p>Bobbie</text:p>
          </table:table-cell>
          <table:table-cell office:value-type="string" office:string-value="Conn">
            <text:p>Conn</text:p>
          </table:table-cell>
          <table:table-cell office:value-type="string" office:string-value="0610 Beahan Hollow, Shieldshaven, IA 75553-2017">
            <text:p>0610 Beahan Hollow, Shieldshaven, IA 75553-2017</text:p>
          </table:table-cell>
          <table:table-cell office:value-type="date" office:date-value="1965-11-21T12:43:49.056-08:00">
            <text:p>Nov 21, 1965</text:p>
          </table:table-cell>
          <table:table-cell office:value-type="string" office:string-value="041-63-1703">
            <text:p>041-63-1703</text:p>
          </table:table-cell>
          <table:table-cell office:value-type="string" office:string-value="Clearcourt High School">
            <text:p>Clearcourt High School</text:p>
          </table:table-cell>
          <table:table-cell office:value-type="string" office:string-value="(590) 817-8590">
            <text:p>(590) 817-8590</text:p>
          </table:table-cell>
          <table:table-cell office:value-type="string" office:string-value="ben.reichel@gmail.com">
            <text:p>ben.reichel@gmail.com</text:p>
          </table:table-cell>
          <table:table-cell office:value-type="float" office:value="6296">
            <text:p>6,296</text:p>
          </table:table-cell>
        </table:table-row>
        <table:table-row>
          <table:table-cell office:value-type="float" office:value="406219796">
            <text:p>406,219,796</text:p>
          </table:table-cell>
          <table:table-cell office:value-type="string" office:string-value="Sheridan">
            <text:p>Sheridan</text:p>
          </table:table-cell>
          <table:table-cell office:value-type="string" office:string-value="Fisher">
            <text:p>Fisher</text:p>
          </table:table-cell>
          <table:table-cell office:value-type="string" office:string-value="Suite 209 2061 Beahan Villages, Paxtonview, SC 43471-2809">
            <text:p>Suite 209 2061 Beahan Villages, Paxtonview, SC 43471-2809</text:p>
          </table:table-cell>
          <table:table-cell office:value-type="date" office:date-value="1982-09-23T21:23:51.486-07:00">
            <text:p>Sep 23, 1982</text:p>
          </table:table-cell>
          <table:table-cell office:value-type="string" office:string-value="014-83-8294">
            <text:p>014-83-8294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409-451-6711 x70949">
            <text:p>409-451-6711 x70949</text:p>
          </table:table-cell>
          <table:table-cell office:value-type="string" office:string-value="floyd.treutel@gmail.com">
            <text:p>floyd.treutel@gmail.com</text:p>
          </table:table-cell>
          <table:table-cell office:value-type="float" office:value="14188">
            <text:p>14,188</text:p>
          </table:table-cell>
        </table:table-row>
        <table:table-row>
          <table:table-cell office:value-type="float" office:value="62966220">
            <text:p>62,966,220</text:p>
          </table:table-cell>
          <table:table-cell office:value-type="string" office:string-value="Alexanne">
            <text:p>Alexanne</text:p>
          </table:table-cell>
          <table:table-cell office:value-type="string" office:string-value="Keebler">
            <text:p>Keebler</text:p>
          </table:table-cell>
          <table:table-cell office:value-type="string" office:string-value="51767 Crooks Squares, Wiegandville, UT 36973-8094">
            <text:p>51767 Crooks Squares, Wiegandville, UT 36973-8094</text:p>
          </table:table-cell>
          <table:table-cell office:value-type="date" office:date-value="1978-07-09T20:30:57.406-07:00">
            <text:p>Jul 9, 1978</text:p>
          </table:table-cell>
          <table:table-cell office:value-type="string" office:string-value="014-89-5420">
            <text:p>014-89-5420</text:p>
          </table:table-cell>
          <table:table-cell office:value-type="string" office:string-value="Mallowpond Secondary College">
            <text:p>Mallowpond Secondary College</text:p>
          </table:table-cell>
          <table:table-cell office:value-type="string" office:string-value="364.341.2531">
            <text:p>364.341.2531</text:p>
          </table:table-cell>
          <table:table-cell office:value-type="string" office:string-value="grayce.parisian@yahoo.com">
            <text:p>grayce.parisian@yahoo.com</text:p>
          </table:table-cell>
          <table:table-cell office:value-type="float" office:value="13028">
            <text:p>13,028</text:p>
          </table:table-cell>
        </table:table-row>
        <table:table-row>
          <table:table-cell office:value-type="float" office:value="372412175">
            <text:p>372,412,175</text:p>
          </table:table-cell>
          <table:table-cell office:value-type="string" office:string-value="Vida">
            <text:p>Vida</text:p>
          </table:table-cell>
          <table:table-cell office:value-type="string" office:string-value="Veum">
            <text:p>Veum</text:p>
          </table:table-cell>
          <table:table-cell office:value-type="string" office:string-value="Suite 860 0691 Zelda Square, New Dee, OH 42323-3151">
            <text:p>Suite 860 0691 Zelda Square, New Dee, OH 42323-3151</text:p>
          </table:table-cell>
          <table:table-cell office:value-type="date" office:date-value="1991-05-07T08:35:30.951-07:00">
            <text:p>May 7, 1991</text:p>
          </table:table-cell>
          <table:table-cell office:value-type="string" office:string-value="708-38-8953">
            <text:p>708-38-8953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(285) 803-3484 x454">
            <text:p>(285) 803-3484 x454</text:p>
          </table:table-cell>
          <table:table-cell office:value-type="string" office:string-value="orville.okuneva@yahoo.com">
            <text:p>orville.okuneva@yahoo.com</text:p>
          </table:table-cell>
          <table:table-cell office:value-type="float" office:value="12890">
            <text:p>12,890</text:p>
          </table:table-cell>
        </table:table-row>
        <table:table-row>
          <table:table-cell office:value-type="float" office:value="186488168">
            <text:p>186,488,168</text:p>
          </table:table-cell>
          <table:table-cell office:value-type="string" office:string-value="Camden">
            <text:p>Camden</text:p>
          </table:table-cell>
          <table:table-cell office:value-type="string" office:string-value="Heathcote">
            <text:p>Heathcote</text:p>
          </table:table-cell>
          <table:table-cell office:value-type="string" office:string-value="3668 Dessie Pines, Harveyside, NV 96980">
            <text:p>3668 Dessie Pines, Harveyside, NV 96980</text:p>
          </table:table-cell>
          <table:table-cell office:value-type="date" office:date-value="1976-08-04T03:53:18.635-07:00">
            <text:p>Aug 4, 1976</text:p>
          </table:table-cell>
          <table:table-cell office:value-type="string" office:string-value="474-49-5082">
            <text:p>474-49-5082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1-654-029-8937 x3366">
            <text:p>1-654-029-8937 x3366</text:p>
          </table:table-cell>
          <table:table-cell office:value-type="string" office:string-value="gerhard.vandervort@hotmail.com">
            <text:p>gerhard.vandervort@hotmail.com</text:p>
          </table:table-cell>
          <table:table-cell office:value-type="float" office:value="7056">
            <text:p>7,056</text:p>
          </table:table-cell>
        </table:table-row>
        <table:table-row>
          <table:table-cell office:value-type="float" office:value="262256410">
            <text:p>262,256,410</text:p>
          </table:table-cell>
          <table:table-cell office:value-type="string" office:string-value="Ola">
            <text:p>Ola</text:p>
          </table:table-cell>
          <table:table-cell office:value-type="string" office:string-value="Kling">
            <text:p>Kling</text:p>
          </table:table-cell>
          <table:table-cell office:value-type="string" office:string-value="355 Hagenes Estates, Lake Wernerport, PA 04406">
            <text:p>355 Hagenes Estates, Lake Wernerport, PA 04406</text:p>
          </table:table-cell>
          <table:table-cell office:value-type="date" office:date-value="1989-06-07T06:06:53.877-07:00">
            <text:p>Jun 7, 1989</text:p>
          </table:table-cell>
          <table:table-cell office:value-type="string" office:string-value="372-01-4004">
            <text:p>372-01-4004</text:p>
          </table:table-cell>
          <table:table-cell office:value-type="string" office:string-value="Bluemeadow High School">
            <text:p>Bluemeadow High School</text:p>
          </table:table-cell>
          <table:table-cell office:value-type="string" office:string-value="670-015-8113 x23423">
            <text:p>670-015-8113 x23423</text:p>
          </table:table-cell>
          <table:table-cell office:value-type="string" office:string-value="andreane.medhurst@gmail.com">
            <text:p>andreane.medhurst@gmail.com</text:p>
          </table:table-cell>
          <table:table-cell office:value-type="float" office:value="8858">
            <text:p>8,858</text:p>
          </table:table-cell>
        </table:table-row>
        <table:table-row>
          <table:table-cell office:value-type="float" office:value="142798725">
            <text:p>142,798,725</text:p>
          </table:table-cell>
          <table:table-cell office:value-type="string" office:string-value="Vivian">
            <text:p>Vivian</text:p>
          </table:table-cell>
          <table:table-cell office:value-type="string" office:string-value="Koelpin">
            <text:p>Koelpin</text:p>
          </table:table-cell>
          <table:table-cell office:value-type="string" office:string-value="Apt. 309 2047 Waelchi Drive, Boscoborough, SC 35630-3680">
            <text:p>Apt. 309 2047 Waelchi Drive, Boscoborough, SC 35630-3680</text:p>
          </table:table-cell>
          <table:table-cell office:value-type="date" office:date-value="1970-05-24T23:15:14.898-07:00">
            <text:p>May 24, 1970</text:p>
          </table:table-cell>
          <table:table-cell office:value-type="string" office:string-value="588-57-2190">
            <text:p>588-57-2190</text:p>
          </table:table-cell>
          <table:table-cell office:value-type="string" office:string-value="Flowerlake High School">
            <text:p>Flowerlake High School</text:p>
          </table:table-cell>
          <table:table-cell office:value-type="string" office:string-value="474-788-4710">
            <text:p>474-788-4710</text:p>
          </table:table-cell>
          <table:table-cell office:value-type="string" office:string-value="clay.green@yahoo.com">
            <text:p>clay.green@yahoo.com</text:p>
          </table:table-cell>
          <table:table-cell office:value-type="float" office:value="6631">
            <text:p>6,631</text:p>
          </table:table-cell>
        </table:table-row>
        <table:table-row>
          <table:table-cell office:value-type="float" office:value="101959800">
            <text:p>101,959,800</text:p>
          </table:table-cell>
          <table:table-cell office:value-type="string" office:string-value="Josefa">
            <text:p>Josefa</text:p>
          </table:table-cell>
          <table:table-cell office:value-type="string" office:string-value="Boyer">
            <text:p>Boyer</text:p>
          </table:table-cell>
          <table:table-cell office:value-type="string" office:string-value="44828 Mertz Mall, Botsfordhaven, MS 25874">
            <text:p>44828 Mertz Mall, Botsfordhaven, MS 25874</text:p>
          </table:table-cell>
          <table:table-cell office:value-type="date" office:date-value="1971-08-02T12:15:32.674-07:00">
            <text:p>Aug 2, 1971</text:p>
          </table:table-cell>
          <table:table-cell office:value-type="string" office:string-value="066-22-3644">
            <text:p>066-22-3644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250-281-4915 x39734">
            <text:p>250-281-4915 x39734</text:p>
          </table:table-cell>
          <table:table-cell office:value-type="string" office:string-value="devyn.prohaska@hotmail.com">
            <text:p>devyn.prohaska@hotmail.com</text:p>
          </table:table-cell>
          <table:table-cell office:value-type="float" office:value="13937">
            <text:p>13,937</text:p>
          </table:table-cell>
        </table:table-row>
        <table:table-row>
          <table:table-cell office:value-type="float" office:value="97340897">
            <text:p>97,340,897</text:p>
          </table:table-cell>
          <table:table-cell office:value-type="string" office:string-value="Kelvin">
            <text:p>Kelvin</text:p>
          </table:table-cell>
          <table:table-cell office:value-type="string" office:string-value="Cruickshank">
            <text:p>Cruickshank</text:p>
          </table:table-cell>
          <table:table-cell office:value-type="string" office:string-value="191 Walter Harbor, Lake Rogelioview, NE 46273">
            <text:p>191 Walter Harbor, Lake Rogelioview, NE 46273</text:p>
          </table:table-cell>
          <table:table-cell office:value-type="date" office:date-value="1968-09-01T15:21:44.161-07:00">
            <text:p>Sep 1, 1968</text:p>
          </table:table-cell>
          <table:table-cell office:value-type="string" office:string-value="098-44-5567">
            <text:p>098-44-5567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945-005-6082">
            <text:p>945-005-6082</text:p>
          </table:table-cell>
          <table:table-cell office:value-type="string" office:string-value="destiny.waters@gmail.com">
            <text:p>destiny.waters@gmail.com</text:p>
          </table:table-cell>
          <table:table-cell office:value-type="float" office:value="11155">
            <text:p>11,155</text:p>
          </table:table-cell>
        </table:table-row>
        <table:table-row>
          <table:table-cell office:value-type="float" office:value="2029730">
            <text:p>2,029,730</text:p>
          </table:table-cell>
          <table:table-cell office:value-type="string" office:string-value="Lynn">
            <text:p>Lynn</text:p>
          </table:table-cell>
          <table:table-cell office:value-type="string" office:string-value="Schoen">
            <text:p>Schoen</text:p>
          </table:table-cell>
          <table:table-cell office:value-type="string" office:string-value="Suite 748 40959 Destiney Spring, Wolfmouth, CO 70761-3172">
            <text:p>Suite 748 40959 Destiney Spring, Wolfmouth, CO 70761-3172</text:p>
          </table:table-cell>
          <table:table-cell office:value-type="date" office:date-value="1964-12-11T12:21:33.339-08:00">
            <text:p>Dec 11, 1964</text:p>
          </table:table-cell>
          <table:table-cell office:value-type="string" office:string-value="707-72-1998">
            <text:p>707-72-1998</text:p>
          </table:table-cell>
          <table:table-cell office:value-type="string" office:string-value="Mallowpond Secondary College">
            <text:p>Mallowpond Secondary College</text:p>
          </table:table-cell>
          <table:table-cell office:value-type="string" office:string-value="(833) 878-2250">
            <text:p>(833) 878-2250</text:p>
          </table:table-cell>
          <table:table-cell office:value-type="string" office:string-value="cleta.steuber@yahoo.com">
            <text:p>cleta.steuber@yahoo.com</text:p>
          </table:table-cell>
          <table:table-cell office:value-type="float" office:value="12010">
            <text:p>12,010</text:p>
          </table:table-cell>
        </table:table-row>
        <table:table-row>
          <table:table-cell office:value-type="float" office:value="185862456">
            <text:p>185,862,456</text:p>
          </table:table-cell>
          <table:table-cell office:value-type="string" office:string-value="Zora">
            <text:p>Zora</text:p>
          </table:table-cell>
          <table:table-cell office:value-type="string" office:string-value="Heaney">
            <text:p>Heaney</text:p>
          </table:table-cell>
          <table:table-cell office:value-type="string" office:string-value="7673 Ernesto Lakes, South Jewel, PA 88083-8550">
            <text:p>7673 Ernesto Lakes, South Jewel, PA 88083-8550</text:p>
          </table:table-cell>
          <table:table-cell office:value-type="date" office:date-value="1983-01-15T20:44:18.624-08:00">
            <text:p>Jan 15, 1983</text:p>
          </table:table-cell>
          <table:table-cell office:value-type="string" office:string-value="295-15-9463">
            <text:p>295-15-9463</text:p>
          </table:table-cell>
          <table:table-cell office:value-type="string" office:string-value="Icelyn High">
            <text:p>Icelyn High</text:p>
          </table:table-cell>
          <table:table-cell office:value-type="string" office:string-value="(315) 699-5469">
            <text:p>(315) 699-5469</text:p>
          </table:table-cell>
          <table:table-cell office:value-type="string" office:string-value="torrance.pacocha@gmail.com">
            <text:p>torrance.pacocha@gmail.com</text:p>
          </table:table-cell>
          <table:table-cell office:value-type="float" office:value="8458">
            <text:p>8,458</text:p>
          </table:table-cell>
        </table:table-row>
        <table:table-row>
          <table:table-cell office:value-type="float" office:value="638791551">
            <text:p>638,791,551</text:p>
          </table:table-cell>
          <table:table-cell office:value-type="string" office:string-value="Aniya">
            <text:p>Aniya</text:p>
          </table:table-cell>
          <table:table-cell office:value-type="string" office:string-value="Dickinson">
            <text:p>Dickinson</text:p>
          </table:table-cell>
          <table:table-cell office:value-type="string" office:string-value="Apt. 785 38218 Keyon Trafficway, Lake Sydni, DE 87779-5177">
            <text:p>Apt. 785 38218 Keyon Trafficway, Lake Sydni, DE 87779-5177</text:p>
          </table:table-cell>
          <table:table-cell office:value-type="date" office:date-value="1984-04-14T13:33:19.404-08:00">
            <text:p>Apr 14, 1984</text:p>
          </table:table-cell>
          <table:table-cell office:value-type="string" office:string-value="515-18-3437">
            <text:p>515-18-3437</text:p>
          </table:table-cell>
          <table:table-cell office:value-type="string" office:string-value="Marblewald High School">
            <text:p>Marblewald High School</text:p>
          </table:table-cell>
          <table:table-cell office:value-type="string" office:string-value="(384) 152-1827 x068">
            <text:p>(384) 152-1827 x068</text:p>
          </table:table-cell>
          <table:table-cell office:value-type="string" office:string-value="berniece.johnston@hotmail.com">
            <text:p>berniece.johnston@hotmail.com</text:p>
          </table:table-cell>
          <table:table-cell office:value-type="float" office:value="13921">
            <text:p>13,921</text:p>
          </table:table-cell>
        </table:table-row>
        <table:table-row>
          <table:table-cell office:value-type="float" office:value="852630604">
            <text:p>852,630,604</text:p>
          </table:table-cell>
          <table:table-cell office:value-type="string" office:string-value="Ayla">
            <text:p>Ayla</text:p>
          </table:table-cell>
          <table:table-cell office:value-type="string" office:string-value="White">
            <text:p>White</text:p>
          </table:table-cell>
          <table:table-cell office:value-type="string" office:string-value="473 Jay Lodge, Kochport, UT 63861-7239">
            <text:p>473 Jay Lodge, Kochport, UT 63861-7239</text:p>
          </table:table-cell>
          <table:table-cell office:value-type="date" office:date-value="1979-08-26T17:42:25.332-07:00">
            <text:p>Aug 26, 1979</text:p>
          </table:table-cell>
          <table:table-cell office:value-type="string" office:string-value="744-53-0736">
            <text:p>744-53-0736</text:p>
          </table:table-cell>
          <table:table-cell office:value-type="string" office:string-value="Marblewald High">
            <text:p>Marblewald High</text:p>
          </table:table-cell>
          <table:table-cell office:value-type="string" office:string-value="1-419-742-8285">
            <text:p>1-419-742-8285</text:p>
          </table:table-cell>
          <table:table-cell office:value-type="string" office:string-value="margaret.prosacco@yahoo.com">
            <text:p>margaret.prosacco@yahoo.com</text:p>
          </table:table-cell>
          <table:table-cell office:value-type="float" office:value="6245">
            <text:p>6,245</text:p>
          </table:table-cell>
        </table:table-row>
        <table:table-row>
          <table:table-cell office:value-type="float" office:value="288093384">
            <text:p>288,093,384</text:p>
          </table:table-cell>
          <table:table-cell office:value-type="string" office:string-value="Laury">
            <text:p>Laury</text:p>
          </table:table-cell>
          <table:table-cell office:value-type="string" office:string-value="Crooks">
            <text:p>Crooks</text:p>
          </table:table-cell>
          <table:table-cell office:value-type="string" office:string-value="445 Borer Plaza, Lake Rhiannon, NC 78943-6961">
            <text:p>445 Borer Plaza, Lake Rhiannon, NC 78943-6961</text:p>
          </table:table-cell>
          <table:table-cell office:value-type="date" office:date-value="1994-07-31T01:00:51.969-07:00">
            <text:p>Jul 31, 1994</text:p>
          </table:table-cell>
          <table:table-cell office:value-type="string" office:string-value="140-80-8221">
            <text:p>140-80-8221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(461) 830-2262">
            <text:p>(461) 830-2262</text:p>
          </table:table-cell>
          <table:table-cell office:value-type="string" office:string-value="madalyn.hyatt@yahoo.com">
            <text:p>madalyn.hyatt@yahoo.com</text:p>
          </table:table-cell>
          <table:table-cell office:value-type="float" office:value="10573">
            <text:p>10,573</text:p>
          </table:table-cell>
        </table:table-row>
        <table:table-row>
          <table:table-cell office:value-type="float" office:value="131714881">
            <text:p>131,714,881</text:p>
          </table:table-cell>
          <table:table-cell office:value-type="string" office:string-value="Price">
            <text:p>Price</text:p>
          </table:table-cell>
          <table:table-cell office:value-type="string" office:string-value="Jerde">
            <text:p>Jerde</text:p>
          </table:table-cell>
          <table:table-cell office:value-type="string" office:string-value="53555 Haag Fall, East Vergieborough, MT 69567-4154">
            <text:p>53555 Haag Fall, East Vergieborough, MT 69567-4154</text:p>
          </table:table-cell>
          <table:table-cell office:value-type="date" office:date-value="1987-06-14T16:18:04.705-07:00">
            <text:p>Jun 14, 1987</text:p>
          </table:table-cell>
          <table:table-cell office:value-type="string" office:string-value="687-27-7328">
            <text:p>687-27-7328</text:p>
          </table:table-cell>
          <table:table-cell office:value-type="string" office:string-value="Icelyn Secondary College">
            <text:p>Icelyn Secondary College</text:p>
          </table:table-cell>
          <table:table-cell office:value-type="string" office:string-value="(190) 037-4607">
            <text:p>(190) 037-4607</text:p>
          </table:table-cell>
          <table:table-cell office:value-type="string" office:string-value="noe.bogan@hotmail.com">
            <text:p>noe.bogan@hotmail.com</text:p>
          </table:table-cell>
          <table:table-cell office:value-type="float" office:value="10274">
            <text:p>10,274</text:p>
          </table:table-cell>
        </table:table-row>
        <table:table-row>
          <table:table-cell office:value-type="float" office:value="461700346">
            <text:p>461,700,346</text:p>
          </table:table-cell>
          <table:table-cell office:value-type="string" office:string-value="Connor">
            <text:p>Connor</text:p>
          </table:table-cell>
          <table:table-cell office:value-type="string" office:string-value="Weber">
            <text:p>Weber</text:p>
          </table:table-cell>
          <table:table-cell office:value-type="string" office:string-value="Suite 869 2019 Cruz Spurs, Marcelhaven, NM 09431">
            <text:p>Suite 869 2019 Cruz Spurs, Marcelhaven, NM 09431</text:p>
          </table:table-cell>
          <table:table-cell office:value-type="date" office:date-value="1991-06-17T12:53:01.757-07:00">
            <text:p>Jun 17, 1991</text:p>
          </table:table-cell>
          <table:table-cell office:value-type="string" office:string-value="203-70-4923">
            <text:p>203-70-4923</text:p>
          </table:table-cell>
          <table:table-cell office:value-type="string" office:string-value="Icelyn Secondary College">
            <text:p>Icelyn Secondary College</text:p>
          </table:table-cell>
          <table:table-cell office:value-type="string" office:string-value="(335) 076-9210 x81106">
            <text:p>(335) 076-9210 x81106</text:p>
          </table:table-cell>
          <table:table-cell office:value-type="string" office:string-value="neal.wehner@gmail.com">
            <text:p>neal.wehner@gmail.com</text:p>
          </table:table-cell>
          <table:table-cell office:value-type="float" office:value="8532">
            <text:p>8,532</text:p>
          </table:table-cell>
        </table:table-row>
        <table:table-row>
          <table:table-cell office:value-type="float" office:value="977837704">
            <text:p>977,837,704</text:p>
          </table:table-cell>
          <table:table-cell office:value-type="string" office:string-value="Lewis">
            <text:p>Lewis</text:p>
          </table:table-cell>
          <table:table-cell office:value-type="string" office:string-value="Konopelski">
            <text:p>Konopelski</text:p>
          </table:table-cell>
          <table:table-cell office:value-type="string" office:string-value="664 Vance Tunnel, Murphyside, SD 44574">
            <text:p>664 Vance Tunnel, Murphyside, SD 44574</text:p>
          </table:table-cell>
          <table:table-cell office:value-type="date" office:date-value="1985-04-16T17:41:19.012-08:00">
            <text:p>Apr 16, 1985</text:p>
          </table:table-cell>
          <table:table-cell office:value-type="string" office:string-value="786-84-9064">
            <text:p>786-84-9064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1-613-618-2068 x757">
            <text:p>1-613-618-2068 x757</text:p>
          </table:table-cell>
          <table:table-cell office:value-type="string" office:string-value="maurine.oberbrunner@yahoo.com">
            <text:p>maurine.oberbrunner@yahoo.com</text:p>
          </table:table-cell>
          <table:table-cell office:value-type="float" office:value="11946">
            <text:p>11,946</text:p>
          </table:table-cell>
        </table:table-row>
        <table:table-row>
          <table:table-cell office:value-type="float" office:value="253190581">
            <text:p>253,190,581</text:p>
          </table:table-cell>
          <table:table-cell office:value-type="string" office:string-value="Myra">
            <text:p>Myra</text:p>
          </table:table-cell>
          <table:table-cell office:value-type="string" office:string-value="Grimes">
            <text:p>Grimes</text:p>
          </table:table-cell>
          <table:table-cell office:value-type="string" office:string-value="54385 Harvey Vista, South Giovanni, AR 05713-3590">
            <text:p>54385 Harvey Vista, South Giovanni, AR 05713-3590</text:p>
          </table:table-cell>
          <table:table-cell office:value-type="date" office:date-value="1981-09-07T10:45:35.464-07:00">
            <text:p>Sep 7, 1981</text:p>
          </table:table-cell>
          <table:table-cell office:value-type="string" office:string-value="267-96-7882">
            <text:p>267-96-7882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(717) 345-7825 x43389">
            <text:p>(717) 345-7825 x43389</text:p>
          </table:table-cell>
          <table:table-cell office:value-type="string" office:string-value="celia.weber@gmail.com">
            <text:p>celia.weber@gmail.com</text:p>
          </table:table-cell>
          <table:table-cell office:value-type="float" office:value="12376">
            <text:p>12,376</text:p>
          </table:table-cell>
        </table:table-row>
        <table:table-row>
          <table:table-cell office:value-type="float" office:value="797374421">
            <text:p>797,374,421</text:p>
          </table:table-cell>
          <table:table-cell office:value-type="string" office:string-value="Pierce">
            <text:p>Pierce</text:p>
          </table:table-cell>
          <table:table-cell office:value-type="string" office:string-value="Stehr">
            <text:p>Stehr</text:p>
          </table:table-cell>
          <table:table-cell office:value-type="string" office:string-value="0265 Maeve Mill, Pfannerstillburgh, SC 61083-7832">
            <text:p>0265 Maeve Mill, Pfannerstillburgh, SC 61083-7832</text:p>
          </table:table-cell>
          <table:table-cell office:value-type="date" office:date-value="1974-02-02T18:35:22.862-07:00">
            <text:p>Feb 2, 1974</text:p>
          </table:table-cell>
          <table:table-cell office:value-type="string" office:string-value="576-27-9733">
            <text:p>576-27-9733</text:p>
          </table:table-cell>
          <table:table-cell office:value-type="string" office:string-value="Clearcourt High">
            <text:p>Clearcourt High</text:p>
          </table:table-cell>
          <table:table-cell office:value-type="string" office:string-value="968.809.9188 x3343">
            <text:p>968.809.9188 x3343</text:p>
          </table:table-cell>
          <table:table-cell office:value-type="string" office:string-value="nichole.marquardt@gmail.com">
            <text:p>nichole.marquardt@gmail.com</text:p>
          </table:table-cell>
          <table:table-cell office:value-type="float" office:value="9603">
            <text:p>9,603</text:p>
          </table:table-cell>
        </table:table-row>
        <table:table-row>
          <table:table-cell office:value-type="float" office:value="520470300">
            <text:p>520,470,300</text:p>
          </table:table-cell>
          <table:table-cell office:value-type="string" office:string-value="Laron">
            <text:p>Laron</text:p>
          </table:table-cell>
          <table:table-cell office:value-type="string" office:string-value="Mohr">
            <text:p>Mohr</text:p>
          </table:table-cell>
          <table:table-cell office:value-type="string" office:string-value="Apt. 269 00750 Amari Fields, Abdullahside, NH 57654-6956">
            <text:p>Apt. 269 00750 Amari Fields, Abdullahside, NH 57654-6956</text:p>
          </table:table-cell>
          <table:table-cell office:value-type="date" office:date-value="1978-09-04T16:33:02.534-07:00">
            <text:p>Sep 4, 1978</text:p>
          </table:table-cell>
          <table:table-cell office:value-type="string" office:string-value="542-23-5854">
            <text:p>542-23-5854</text:p>
          </table:table-cell>
          <table:table-cell office:value-type="string" office:string-value="Icelyn High School">
            <text:p>Icelyn High School</text:p>
          </table:table-cell>
          <table:table-cell office:value-type="string" office:string-value="354-669-1300">
            <text:p>354-669-1300</text:p>
          </table:table-cell>
          <table:table-cell office:value-type="string" office:string-value="blake.gusikowski@yahoo.com">
            <text:p>blake.gusikowski@yahoo.com</text:p>
          </table:table-cell>
          <table:table-cell office:value-type="float" office:value="9959">
            <text:p>9,959</text:p>
          </table:table-cell>
        </table:table-row>
        <table:table-row>
          <table:table-cell office:value-type="float" office:value="797903576">
            <text:p>797,903,576</text:p>
          </table:table-cell>
          <table:table-cell office:value-type="string" office:string-value="Nettie">
            <text:p>Nettie</text:p>
          </table:table-cell>
          <table:table-cell office:value-type="string" office:string-value="Friesen">
            <text:p>Friesen</text:p>
          </table:table-cell>
          <table:table-cell office:value-type="string" office:string-value="811 Cory Port, South Shaniya, MN 61842-6853">
            <text:p>811 Cory Port, South Shaniya, MN 61842-6853</text:p>
          </table:table-cell>
          <table:table-cell office:value-type="date" office:date-value="1991-03-15T23:05:00.304-08:00">
            <text:p>Mar 15, 1991</text:p>
          </table:table-cell>
          <table:table-cell office:value-type="string" office:string-value="390-68-4317">
            <text:p>390-68-4317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(524) 913-2870 x637">
            <text:p>(524) 913-2870 x637</text:p>
          </table:table-cell>
          <table:table-cell office:value-type="string" office:string-value="ronny.haag@gmail.com">
            <text:p>ronny.haag@gmail.com</text:p>
          </table:table-cell>
          <table:table-cell office:value-type="float" office:value="11080">
            <text:p>11,080</text:p>
          </table:table-cell>
        </table:table-row>
        <table:table-row>
          <table:table-cell office:value-type="float" office:value="983923598">
            <text:p>983,923,598</text:p>
          </table:table-cell>
          <table:table-cell office:value-type="string" office:string-value="Jackie">
            <text:p>Jackie</text:p>
          </table:table-cell>
          <table:table-cell office:value-type="string" office:string-value="Rowe">
            <text:p>Rowe</text:p>
          </table:table-cell>
          <table:table-cell office:value-type="string" office:string-value="961 Tiffany Views, Zelmafurt, NJ 03986">
            <text:p>961 Tiffany Views, Zelmafurt, NJ 03986</text:p>
          </table:table-cell>
          <table:table-cell office:value-type="date" office:date-value="1953-01-16T21:30:24.712-08:00">
            <text:p>Jan 16, 1953</text:p>
          </table:table-cell>
          <table:table-cell office:value-type="string" office:string-value="656-26-2580">
            <text:p>656-26-2580</text:p>
          </table:table-cell>
          <table:table-cell office:value-type="string" office:string-value="Marblewald High School">
            <text:p>Marblewald High School</text:p>
          </table:table-cell>
          <table:table-cell office:value-type="string" office:string-value="229-082-8088 x88938">
            <text:p>229-082-8088 x88938</text:p>
          </table:table-cell>
          <table:table-cell office:value-type="string" office:string-value="eleanora.prosacco@hotmail.com">
            <text:p>eleanora.prosacco@hotmail.com</text:p>
          </table:table-cell>
          <table:table-cell office:value-type="float" office:value="9073">
            <text:p>9,073</text:p>
          </table:table-cell>
        </table:table-row>
        <table:table-row>
          <table:table-cell office:value-type="float" office:value="99182359">
            <text:p>99,182,359</text:p>
          </table:table-cell>
          <table:table-cell office:value-type="string" office:string-value="Hosea">
            <text:p>Hosea</text:p>
          </table:table-cell>
          <table:table-cell office:value-type="string" office:string-value="McClure">
            <text:p>McClure</text:p>
          </table:table-cell>
          <table:table-cell office:value-type="string" office:string-value="Apt. 829 3197 Leuschke Trail, North Jimmy, CA 54399">
            <text:p>Apt. 829 3197 Leuschke Trail, North Jimmy, CA 54399</text:p>
          </table:table-cell>
          <table:table-cell office:value-type="date" office:date-value="1973-04-18T01:26:33.290-08:00">
            <text:p>Apr 18, 1973</text:p>
          </table:table-cell>
          <table:table-cell office:value-type="string" office:string-value="386-40-3213">
            <text:p>386-40-3213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923.721.1895 x2212">
            <text:p>923.721.1895 x2212</text:p>
          </table:table-cell>
          <table:table-cell office:value-type="string" office:string-value="freddie.hodkiewicz@hotmail.com">
            <text:p>freddie.hodkiewicz@hotmail.com</text:p>
          </table:table-cell>
          <table:table-cell office:value-type="float" office:value="5569">
            <text:p>5,569</text:p>
          </table:table-cell>
        </table:table-row>
        <table:table-row>
          <table:table-cell office:value-type="float" office:value="24690983">
            <text:p>24,690,983</text:p>
          </table:table-cell>
          <table:table-cell office:value-type="string" office:string-value="Caden">
            <text:p>Caden</text:p>
          </table:table-cell>
          <table:table-cell office:value-type="string" office:string-value="Bogan">
            <text:p>Bogan</text:p>
          </table:table-cell>
          <table:table-cell office:value-type="string" office:string-value="252 Paxton Manors, Feestchester, NJ 50772-6687">
            <text:p>252 Paxton Manors, Feestchester, NJ 50772-6687</text:p>
          </table:table-cell>
          <table:table-cell office:value-type="date" office:date-value="1982-04-11T00:28:02.790-08:00">
            <text:p>Apr 11, 1982</text:p>
          </table:table-cell>
          <table:table-cell office:value-type="string" office:string-value="588-29-9083">
            <text:p>588-29-9083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(494) 568-8026 x3371">
            <text:p>(494) 568-8026 x3371</text:p>
          </table:table-cell>
          <table:table-cell office:value-type="string" office:string-value="ona.goodwin@yahoo.com">
            <text:p>ona.goodwin@yahoo.com</text:p>
          </table:table-cell>
          <table:table-cell office:value-type="float" office:value="5084">
            <text:p>5,084</text:p>
          </table:table-cell>
        </table:table-row>
        <table:table-row>
          <table:table-cell office:value-type="float" office:value="58734024">
            <text:p>58,734,024</text:p>
          </table:table-cell>
          <table:table-cell office:value-type="string" office:string-value="Ayden">
            <text:p>Ayden</text:p>
          </table:table-cell>
          <table:table-cell office:value-type="string" office:string-value="Lind">
            <text:p>Lind</text:p>
          </table:table-cell>
          <table:table-cell office:value-type="string" office:string-value="Suite 770 818 Elenora Parkways, New Albin, VT 18021-0687">
            <text:p>Suite 770 818 Elenora Parkways, New Albin, VT 18021-0687</text:p>
          </table:table-cell>
          <table:table-cell office:value-type="date" office:date-value="1964-07-15T20:20:15.131-07:00">
            <text:p>Jul 15, 1964</text:p>
          </table:table-cell>
          <table:table-cell office:value-type="string" office:string-value="283-85-9283">
            <text:p>283-85-9283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1-703-659-8881 x9133">
            <text:p>1-703-659-8881 x9133</text:p>
          </table:table-cell>
          <table:table-cell office:value-type="string" office:string-value="araceli.mclaughlin@yahoo.com">
            <text:p>araceli.mclaughlin@yahoo.com</text:p>
          </table:table-cell>
          <table:table-cell office:value-type="float" office:value="10908">
            <text:p>10,908</text:p>
          </table:table-cell>
        </table:table-row>
        <table:table-row>
          <table:table-cell office:value-type="float" office:value="149974458">
            <text:p>149,974,458</text:p>
          </table:table-cell>
          <table:table-cell office:value-type="string" office:string-value="Keyshawn">
            <text:p>Keyshawn</text:p>
          </table:table-cell>
          <table:table-cell office:value-type="string" office:string-value="Stanton">
            <text:p>Stanton</text:p>
          </table:table-cell>
          <table:table-cell office:value-type="string" office:string-value="Apt. 393 812 Torp Trace, South Evaton, NY 76269-7912">
            <text:p>Apt. 393 812 Torp Trace, South Evaton, NY 76269-7912</text:p>
          </table:table-cell>
          <table:table-cell office:value-type="date" office:date-value="1994-05-21T11:02:20.000-07:00">
            <text:p>May 21, 1994</text:p>
          </table:table-cell>
          <table:table-cell office:value-type="string" office:string-value="681-62-4932">
            <text:p>681-62-4932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257.291.0174 x1998">
            <text:p>257.291.0174 x1998</text:p>
          </table:table-cell>
          <table:table-cell office:value-type="string" office:string-value="carolyne.bednar@yahoo.com">
            <text:p>carolyne.bednar@yahoo.com</text:p>
          </table:table-cell>
          <table:table-cell office:value-type="float" office:value="9976">
            <text:p>9,976</text:p>
          </table:table-cell>
        </table:table-row>
        <table:table-row>
          <table:table-cell office:value-type="float" office:value="69083500">
            <text:p>69,083,500</text:p>
          </table:table-cell>
          <table:table-cell office:value-type="string" office:string-value="Mario">
            <text:p>Mario</text:p>
          </table:table-cell>
          <table:table-cell office:value-type="string" office:string-value="Bernier">
            <text:p>Bernier</text:p>
          </table:table-cell>
          <table:table-cell office:value-type="string" office:string-value="Suite 421 9393 Dora Mount, Lockmanmouth, OR 18552-2093">
            <text:p>Suite 421 9393 Dora Mount, Lockmanmouth, OR 18552-2093</text:p>
          </table:table-cell>
          <table:table-cell office:value-type="date" office:date-value="1995-07-10T00:38:59.508-07:00">
            <text:p>Jul 10, 1995</text:p>
          </table:table-cell>
          <table:table-cell office:value-type="string" office:string-value="543-72-5110">
            <text:p>543-72-5110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692.677.4883">
            <text:p>692.677.4883</text:p>
          </table:table-cell>
          <table:table-cell office:value-type="string" office:string-value="dejon.gutmann@gmail.com">
            <text:p>dejon.gutmann@gmail.com</text:p>
          </table:table-cell>
          <table:table-cell office:value-type="float" office:value="5199">
            <text:p>5,199</text:p>
          </table:table-cell>
        </table:table-row>
        <table:table-row>
          <table:table-cell office:value-type="float" office:value="585735584">
            <text:p>585,735,584</text:p>
          </table:table-cell>
          <table:table-cell office:value-type="string" office:string-value="Elroy">
            <text:p>Elroy</text:p>
          </table:table-cell>
          <table:table-cell office:value-type="string" office:string-value="Torphy">
            <text:p>Torphy</text:p>
          </table:table-cell>
          <table:table-cell office:value-type="string" office:string-value="8303 Rachelle Isle, Giovanniborough, AL 39042">
            <text:p>8303 Rachelle Isle, Giovanniborough, AL 39042</text:p>
          </table:table-cell>
          <table:table-cell office:value-type="date" office:date-value="1953-01-25T21:35:45.755-08:00">
            <text:p>Jan 25, 1953</text:p>
          </table:table-cell>
          <table:table-cell office:value-type="string" office:string-value="016-56-3518">
            <text:p>016-56-3518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(549) 121-2824 x00846">
            <text:p>(549) 121-2824 x00846</text:p>
          </table:table-cell>
          <table:table-cell office:value-type="string" office:string-value="kasey.hermiston@gmail.com">
            <text:p>kasey.hermiston@gmail.com</text:p>
          </table:table-cell>
          <table:table-cell office:value-type="float" office:value="8619">
            <text:p>8,619</text:p>
          </table:table-cell>
        </table:table-row>
        <table:table-row>
          <table:table-cell office:value-type="float" office:value="724173737">
            <text:p>724,173,737</text:p>
          </table:table-cell>
          <table:table-cell office:value-type="string" office:string-value="Name">
            <text:p>Name</text:p>
          </table:table-cell>
          <table:table-cell office:value-type="string" office:string-value="Rowe">
            <text:p>Rowe</text:p>
          </table:table-cell>
          <table:table-cell office:value-type="string" office:string-value="21546 Gilberto Islands, Cristfort, AZ 76717">
            <text:p>21546 Gilberto Islands, Cristfort, AZ 76717</text:p>
          </table:table-cell>
          <table:table-cell office:value-type="date" office:date-value="2000-11-28T19:27:52.797-08:00">
            <text:p>Nov 28, 2000</text:p>
          </table:table-cell>
          <table:table-cell office:value-type="string" office:string-value="581-93-0494">
            <text:p>581-93-0494</text:p>
          </table:table-cell>
          <table:table-cell office:value-type="string" office:string-value="Brighthurst Secondary College">
            <text:p>Brighthurst Secondary College</text:p>
          </table:table-cell>
          <table:table-cell office:value-type="string" office:string-value="148.142.7330">
            <text:p>148.142.7330</text:p>
          </table:table-cell>
          <table:table-cell office:value-type="string" office:string-value="adelle.bartoletti@yahoo.com">
            <text:p>adelle.bartoletti@yahoo.com</text:p>
          </table:table-cell>
          <table:table-cell office:value-type="float" office:value="5003">
            <text:p>5,003</text:p>
          </table:table-cell>
        </table:table-row>
        <table:table-row>
          <table:table-cell office:value-type="float" office:value="195873339">
            <text:p>195,873,339</text:p>
          </table:table-cell>
          <table:table-cell office:value-type="string" office:string-value="Lawrence">
            <text:p>Lawrence</text:p>
          </table:table-cell>
          <table:table-cell office:value-type="string" office:string-value="Predovic">
            <text:p>Predovic</text:p>
          </table:table-cell>
          <table:table-cell office:value-type="string" office:string-value="Suite 792 9682 Raleigh Summit, Wehnerbury, FL 03969-6231">
            <text:p>Suite 792 9682 Raleigh Summit, Wehnerbury, FL 03969-6231</text:p>
          </table:table-cell>
          <table:table-cell office:value-type="date" office:date-value="2000-05-02T22:32:07.971-07:00">
            <text:p>May 2, 2000</text:p>
          </table:table-cell>
          <table:table-cell office:value-type="string" office:string-value="631-62-2388">
            <text:p>631-62-2388</text:p>
          </table:table-cell>
          <table:table-cell office:value-type="string" office:string-value="Lakeacre High School">
            <text:p>Lakeacre High School</text:p>
          </table:table-cell>
          <table:table-cell office:value-type="string" office:string-value="832.124.3522 x8573">
            <text:p>832.124.3522 x8573</text:p>
          </table:table-cell>
          <table:table-cell office:value-type="string" office:string-value="mariana.jacobs@hotmail.com">
            <text:p>mariana.jacobs@hotmail.com</text:p>
          </table:table-cell>
          <table:table-cell office:value-type="float" office:value="9212">
            <text:p>9,212</text:p>
          </table:table-cell>
        </table:table-row>
        <table:table-row>
          <table:table-cell office:value-type="float" office:value="258788840">
            <text:p>258,788,840</text:p>
          </table:table-cell>
          <table:table-cell office:value-type="string" office:string-value="Ivah">
            <text:p>Ivah</text:p>
          </table:table-cell>
          <table:table-cell office:value-type="string" office:string-value="Feeney">
            <text:p>Feeney</text:p>
          </table:table-cell>
          <table:table-cell office:value-type="string" office:string-value="Apt. 080 4781 Kshlerin Rapid, New Nonamouth, KS 89237-1998">
            <text:p>Apt. 080 4781 Kshlerin Rapid, New Nonamouth, KS 89237-1998</text:p>
          </table:table-cell>
          <table:table-cell office:value-type="date" office:date-value="1997-10-14T18:49:41.678-07:00">
            <text:p>Oct 14, 1997</text:p>
          </table:table-cell>
          <table:table-cell office:value-type="string" office:string-value="460-76-4202">
            <text:p>460-76-4202</text:p>
          </table:table-cell>
          <table:table-cell office:value-type="string" office:string-value="Ostbarrow High">
            <text:p>Ostbarrow High</text:p>
          </table:table-cell>
          <table:table-cell office:value-type="string" office:string-value="(548) 368-6477 x7470">
            <text:p>(548) 368-6477 x7470</text:p>
          </table:table-cell>
          <table:table-cell office:value-type="string" office:string-value="yazmin.wehner@gmail.com">
            <text:p>yazmin.wehner@gmail.com</text:p>
          </table:table-cell>
          <table:table-cell office:value-type="float" office:value="14674">
            <text:p>14,674</text:p>
          </table:table-cell>
        </table:table-row>
        <table:table-row>
          <table:table-cell office:value-type="float" office:value="457324543">
            <text:p>457,324,543</text:p>
          </table:table-cell>
          <table:table-cell office:value-type="string" office:string-value="Austin">
            <text:p>Austin</text:p>
          </table:table-cell>
          <table:table-cell office:value-type="string" office:string-value="Berge">
            <text:p>Berge</text:p>
          </table:table-cell>
          <table:table-cell office:value-type="string" office:string-value="Apt. 795 772 Harber Freeway, South Brycenshire, NY 79895-1825">
            <text:p>Apt. 795 772 Harber Freeway, South Brycenshire, NY 79895-1825</text:p>
          </table:table-cell>
          <table:table-cell office:value-type="date" office:date-value="1995-01-06T09:58:47.551-08:00">
            <text:p>Jan 6, 1995</text:p>
          </table:table-cell>
          <table:table-cell office:value-type="string" office:string-value="195-02-8729">
            <text:p>195-02-8729</text:p>
          </table:table-cell>
          <table:table-cell office:value-type="string" office:string-value="Flowerlake High School">
            <text:p>Flowerlake High School</text:p>
          </table:table-cell>
          <table:table-cell office:value-type="string" office:string-value="610.276.2309 x168">
            <text:p>610.276.2309 x168</text:p>
          </table:table-cell>
          <table:table-cell office:value-type="string" office:string-value="karianne.botsford@hotmail.com">
            <text:p>karianne.botsford@hotmail.com</text:p>
          </table:table-cell>
          <table:table-cell office:value-type="float" office:value="12471">
            <text:p>12,471</text:p>
          </table:table-cell>
        </table:table-row>
        <table:table-row>
          <table:table-cell office:value-type="float" office:value="598317500">
            <text:p>598,317,500</text:p>
          </table:table-cell>
          <table:table-cell office:value-type="string" office:string-value="Pearl">
            <text:p>Pearl</text:p>
          </table:table-cell>
          <table:table-cell office:value-type="string" office:string-value="Pollich">
            <text:p>Pollich</text:p>
          </table:table-cell>
          <table:table-cell office:value-type="string" office:string-value="Apt. 501 212 Hassie Rapid, West Aryannaville, WI 14864-9611">
            <text:p>Apt. 501 212 Hassie Rapid, West Aryannaville, WI 14864-9611</text:p>
          </table:table-cell>
          <table:table-cell office:value-type="date" office:date-value="1979-11-11T20:33:09.288-08:00">
            <text:p>Nov 11, 1979</text:p>
          </table:table-cell>
          <table:table-cell office:value-type="string" office:string-value="139-65-8228">
            <text:p>139-65-8228</text:p>
          </table:table-cell>
          <table:table-cell office:value-type="string" office:string-value="Bluemeadow High School">
            <text:p>Bluemeadow High School</text:p>
          </table:table-cell>
          <table:table-cell office:value-type="string" office:string-value="481.399.7318 x57155">
            <text:p>481.399.7318 x57155</text:p>
          </table:table-cell>
          <table:table-cell office:value-type="string" office:string-value="kamren.turner@hotmail.com">
            <text:p>kamren.turner@hotmail.com</text:p>
          </table:table-cell>
          <table:table-cell office:value-type="float" office:value="7323">
            <text:p>7,323</text:p>
          </table:table-cell>
        </table:table-row>
        <table:table-row>
          <table:table-cell office:value-type="float" office:value="320994724">
            <text:p>320,994,724</text:p>
          </table:table-cell>
          <table:table-cell office:value-type="string" office:string-value="Jean">
            <text:p>Jean</text:p>
          </table:table-cell>
          <table:table-cell office:value-type="string" office:string-value="Kuhn">
            <text:p>Kuhn</text:p>
          </table:table-cell>
          <table:table-cell office:value-type="string" office:string-value="8564 Konopelski Overpass, East Lauriefort, ID 08941">
            <text:p>8564 Konopelski Overpass, East Lauriefort, ID 08941</text:p>
          </table:table-cell>
          <table:table-cell office:value-type="date" office:date-value="1977-09-30T09:26:05.503-07:00">
            <text:p>Sep 30, 1977</text:p>
          </table:table-cell>
          <table:table-cell office:value-type="string" office:string-value="710-32-6769">
            <text:p>710-32-6769</text:p>
          </table:table-cell>
          <table:table-cell office:value-type="string" office:string-value="Ironston Secondary College">
            <text:p>Ironston Secondary College</text:p>
          </table:table-cell>
          <table:table-cell office:value-type="string" office:string-value="(778) 466-2766 x423">
            <text:p>(778) 466-2766 x423</text:p>
          </table:table-cell>
          <table:table-cell office:value-type="string" office:string-value="emmett.aufderhar@yahoo.com">
            <text:p>emmett.aufderhar@yahoo.com</text:p>
          </table:table-cell>
          <table:table-cell office:value-type="float" office:value="11016">
            <text:p>11,016</text:p>
          </table:table-cell>
        </table:table-row>
        <table:table-row>
          <table:table-cell office:value-type="float" office:value="482047160">
            <text:p>482,047,160</text:p>
          </table:table-cell>
          <table:table-cell office:value-type="string" office:string-value="Ephraim">
            <text:p>Ephraim</text:p>
          </table:table-cell>
          <table:table-cell office:value-type="string" office:string-value="Lockman">
            <text:p>Lockman</text:p>
          </table:table-cell>
          <table:table-cell office:value-type="string" office:string-value="008 Terry Green, South Lizaville, ND 32432">
            <text:p>008 Terry Green, South Lizaville, ND 32432</text:p>
          </table:table-cell>
          <table:table-cell office:value-type="date" office:date-value="1996-02-25T03:02:07.076-08:00">
            <text:p>Feb 25, 1996</text:p>
          </table:table-cell>
          <table:table-cell office:value-type="string" office:string-value="644-44-3265">
            <text:p>644-44-3265</text:p>
          </table:table-cell>
          <table:table-cell office:value-type="string" office:string-value="Vertapple High School">
            <text:p>Vertapple High School</text:p>
          </table:table-cell>
          <table:table-cell office:value-type="string" office:string-value="913-014-5277 x238">
            <text:p>913-014-5277 x238</text:p>
          </table:table-cell>
          <table:table-cell office:value-type="string" office:string-value="sydni.roberts@hotmail.com">
            <text:p>sydni.roberts@hotmail.com</text:p>
          </table:table-cell>
          <table:table-cell office:value-type="float" office:value="10809">
            <text:p>10,809</text:p>
          </table:table-cell>
        </table:table-row>
        <table:table-row>
          <table:table-cell office:value-type="float" office:value="535836587">
            <text:p>535,836,587</text:p>
          </table:table-cell>
          <table:table-cell office:value-type="string" office:string-value="Clotilde">
            <text:p>Clotilde</text:p>
          </table:table-cell>
          <table:table-cell office:value-type="string" office:string-value="Rutherford">
            <text:p>Rutherford</text:p>
          </table:table-cell>
          <table:table-cell office:value-type="string" office:string-value="811 Toy Lakes, New Avafort, LA 78143-3828">
            <text:p>811 Toy Lakes, New Avafort, LA 78143-3828</text:p>
          </table:table-cell>
          <table:table-cell office:value-type="date" office:date-value="1955-05-26T14:20:24.900-07:00">
            <text:p>May 26, 1955</text:p>
          </table:table-cell>
          <table:table-cell office:value-type="string" office:string-value="553-58-0281">
            <text:p>553-58-0281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1-251-217-9584 x830">
            <text:p>1-251-217-9584 x830</text:p>
          </table:table-cell>
          <table:table-cell office:value-type="string" office:string-value="eliza.nitzsche@gmail.com">
            <text:p>eliza.nitzsche@gmail.com</text:p>
          </table:table-cell>
          <table:table-cell office:value-type="float" office:value="7874">
            <text:p>7,874</text:p>
          </table:table-cell>
        </table:table-row>
        <table:table-row>
          <table:table-cell office:value-type="float" office:value="331136894">
            <text:p>331,136,894</text:p>
          </table:table-cell>
          <table:table-cell office:value-type="string" office:string-value="Sylvan">
            <text:p>Sylvan</text:p>
          </table:table-cell>
          <table:table-cell office:value-type="string" office:string-value="Schmidt">
            <text:p>Schmidt</text:p>
          </table:table-cell>
          <table:table-cell office:value-type="string" office:string-value="26123 Langosh Rapid, Feestborough, MN 63058-2746">
            <text:p>26123 Langosh Rapid, Feestborough, MN 63058-2746</text:p>
          </table:table-cell>
          <table:table-cell office:value-type="date" office:date-value="1976-02-05T18:16:59.237-08:00">
            <text:p>Feb 5, 1976</text:p>
          </table:table-cell>
          <table:table-cell office:value-type="string" office:string-value="636-44-1021">
            <text:p>636-44-1021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448-969-8534 x6733">
            <text:p>448-969-8534 x6733</text:p>
          </table:table-cell>
          <table:table-cell office:value-type="string" office:string-value="beulah.auer@yahoo.com">
            <text:p>beulah.auer@yahoo.com</text:p>
          </table:table-cell>
          <table:table-cell office:value-type="float" office:value="10406">
            <text:p>10,406</text:p>
          </table:table-cell>
        </table:table-row>
        <table:table-row>
          <table:table-cell office:value-type="float" office:value="912809269">
            <text:p>912,809,269</text:p>
          </table:table-cell>
          <table:table-cell office:value-type="string" office:string-value="Kaycee">
            <text:p>Kaycee</text:p>
          </table:table-cell>
          <table:table-cell office:value-type="string" office:string-value="Zemlak">
            <text:p>Zemlak</text:p>
          </table:table-cell>
          <table:table-cell office:value-type="string" office:string-value="Suite 540 739 Rippin Summit, Kolbymouth, NV 50119-6831">
            <text:p>Suite 540 739 Rippin Summit, Kolbymouth, NV 50119-6831</text:p>
          </table:table-cell>
          <table:table-cell office:value-type="date" office:date-value="1976-11-13T20:14:01.893-08:00">
            <text:p>Nov 13, 1976</text:p>
          </table:table-cell>
          <table:table-cell office:value-type="string" office:string-value="070-29-8044">
            <text:p>070-29-8044</text:p>
          </table:table-cell>
          <table:table-cell office:value-type="string" office:string-value="Ostbarrow High School">
            <text:p>Ostbarrow High School</text:p>
          </table:table-cell>
          <table:table-cell office:value-type="string" office:string-value="1-482-591-7705">
            <text:p>1-482-591-7705</text:p>
          </table:table-cell>
          <table:table-cell office:value-type="string" office:string-value="norris.hermann@hotmail.com">
            <text:p>norris.hermann@hotmail.com</text:p>
          </table:table-cell>
          <table:table-cell office:value-type="float" office:value="13007">
            <text:p>13,007</text:p>
          </table:table-cell>
        </table:table-row>
        <table:table-row>
          <table:table-cell office:value-type="float" office:value="361309281">
            <text:p>361,309,281</text:p>
          </table:table-cell>
          <table:table-cell office:value-type="string" office:string-value="Joan">
            <text:p>Joan</text:p>
          </table:table-cell>
          <table:table-cell office:value-type="string" office:string-value="Wiza">
            <text:p>Wiza</text:p>
          </table:table-cell>
          <table:table-cell office:value-type="string" office:string-value="Suite 611 22144 Jenkins Freeway, East Vickyborough, CT 62603-7023">
            <text:p>Suite 611 22144 Jenkins Freeway, East Vickyborough, CT 62603-7023</text:p>
          </table:table-cell>
          <table:table-cell office:value-type="date" office:date-value="2000-10-10T19:25:22.967-07:00">
            <text:p>Oct 10, 2000</text:p>
          </table:table-cell>
          <table:table-cell office:value-type="string" office:string-value="129-36-1342">
            <text:p>129-36-1342</text:p>
          </table:table-cell>
          <table:table-cell office:value-type="string" office:string-value="Ostbarrow High">
            <text:p>Ostbarrow High</text:p>
          </table:table-cell>
          <table:table-cell office:value-type="string" office:string-value="(732) 598-8673">
            <text:p>(732) 598-8673</text:p>
          </table:table-cell>
          <table:table-cell office:value-type="string" office:string-value="kenny.beer@hotmail.com">
            <text:p>kenny.beer@hotmail.com</text:p>
          </table:table-cell>
          <table:table-cell office:value-type="float" office:value="14176">
            <text:p>14,176</text:p>
          </table:table-cell>
        </table:table-row>
        <table:table-row>
          <table:table-cell office:value-type="float" office:value="432067768">
            <text:p>432,067,768</text:p>
          </table:table-cell>
          <table:table-cell office:value-type="string" office:string-value="Loyce">
            <text:p>Loyce</text:p>
          </table:table-cell>
          <table:table-cell office:value-type="string" office:string-value="Beahan">
            <text:p>Beahan</text:p>
          </table:table-cell>
          <table:table-cell office:value-type="string" office:string-value="66761 Smitham Hill, New Beulah, FL 49301">
            <text:p>66761 Smitham Hill, New Beulah, FL 49301</text:p>
          </table:table-cell>
          <table:table-cell office:value-type="date" office:date-value="1988-03-18T04:39:01.483-08:00">
            <text:p>Mar 18, 1988</text:p>
          </table:table-cell>
          <table:table-cell office:value-type="string" office:string-value="149-13-6022">
            <text:p>149-13-6022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806-337-6942 x4921">
            <text:p>806-337-6942 x4921</text:p>
          </table:table-cell>
          <table:table-cell office:value-type="string" office:string-value="amya.langworth@hotmail.com">
            <text:p>amya.langworth@hotmail.com</text:p>
          </table:table-cell>
          <table:table-cell office:value-type="float" office:value="9716">
            <text:p>9,716</text:p>
          </table:table-cell>
        </table:table-row>
        <table:table-row>
          <table:table-cell office:value-type="float" office:value="997088732">
            <text:p>997,088,732</text:p>
          </table:table-cell>
          <table:table-cell office:value-type="string" office:string-value="Chanel">
            <text:p>Chanel</text:p>
          </table:table-cell>
          <table:table-cell office:value-type="string" office:string-value="Fisher">
            <text:p>Fisher</text:p>
          </table:table-cell>
          <table:table-cell office:value-type="string" office:string-value="250 Anastacio Vista, Rathmouth, DE 51716">
            <text:p>250 Anastacio Vista, Rathmouth, DE 51716</text:p>
          </table:table-cell>
          <table:table-cell office:value-type="date" office:date-value="1996-09-18T15:53:27.127-07:00">
            <text:p>Sep 18, 1996</text:p>
          </table:table-cell>
          <table:table-cell office:value-type="string" office:string-value="832-24-6164">
            <text:p>832-24-6164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111.046.8811 x82776">
            <text:p>111.046.8811 x82776</text:p>
          </table:table-cell>
          <table:table-cell office:value-type="string" office:string-value="floy.reinger@yahoo.com">
            <text:p>floy.reinger@yahoo.com</text:p>
          </table:table-cell>
          <table:table-cell office:value-type="float" office:value="12564">
            <text:p>12,564</text:p>
          </table:table-cell>
        </table:table-row>
        <table:table-row>
          <table:table-cell office:value-type="float" office:value="956002476">
            <text:p>956,002,476</text:p>
          </table:table-cell>
          <table:table-cell office:value-type="string" office:string-value="Lilian">
            <text:p>Lilian</text:p>
          </table:table-cell>
          <table:table-cell office:value-type="string" office:string-value="Dietrich">
            <text:p>Dietrich</text:p>
          </table:table-cell>
          <table:table-cell office:value-type="string" office:string-value="Suite 498 9030 Rogers Prairie, Koeppfort, UT 11038">
            <text:p>Suite 498 9030 Rogers Prairie, Koeppfort, UT 11038</text:p>
          </table:table-cell>
          <table:table-cell office:value-type="date" office:date-value="1990-11-22T00:56:48.958-08:00">
            <text:p>Nov 22, 1990</text:p>
          </table:table-cell>
          <table:table-cell office:value-type="string" office:string-value="862-48-2286">
            <text:p>862-48-2286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(642) 356-9976">
            <text:p>(642) 356-9976</text:p>
          </table:table-cell>
          <table:table-cell office:value-type="string" office:string-value="gennaro.cartwright@yahoo.com">
            <text:p>gennaro.cartwright@yahoo.com</text:p>
          </table:table-cell>
          <table:table-cell office:value-type="float" office:value="8780">
            <text:p>8,780</text:p>
          </table:table-cell>
        </table:table-row>
        <table:table-row>
          <table:table-cell office:value-type="float" office:value="592765290">
            <text:p>592,765,290</text:p>
          </table:table-cell>
          <table:table-cell office:value-type="string" office:string-value="Alba">
            <text:p>Alba</text:p>
          </table:table-cell>
          <table:table-cell office:value-type="string" office:string-value="Donnelly">
            <text:p>Donnelly</text:p>
          </table:table-cell>
          <table:table-cell office:value-type="string" office:string-value="63668 Sauer River, North Lesliechester, MI 23830-0314">
            <text:p>63668 Sauer River, North Lesliechester, MI 23830-0314</text:p>
          </table:table-cell>
          <table:table-cell office:value-type="date" office:date-value="1974-05-12T13:29:46.291-07:00">
            <text:p>May 12, 1974</text:p>
          </table:table-cell>
          <table:table-cell office:value-type="string" office:string-value="172-58-2485">
            <text:p>172-58-2485</text:p>
          </table:table-cell>
          <table:table-cell office:value-type="string" office:string-value="Lakeacre Secondary College">
            <text:p>Lakeacre Secondary College</text:p>
          </table:table-cell>
          <table:table-cell office:value-type="string" office:string-value="086.990.3795 x5767">
            <text:p>086.990.3795 x5767</text:p>
          </table:table-cell>
          <table:table-cell office:value-type="string" office:string-value="rickey.mante@gmail.com">
            <text:p>rickey.mante@gmail.com</text:p>
          </table:table-cell>
          <table:table-cell office:value-type="float" office:value="9282">
            <text:p>9,282</text:p>
          </table:table-cell>
        </table:table-row>
        <table:table-row>
          <table:table-cell office:value-type="float" office:value="782904432">
            <text:p>782,904,432</text:p>
          </table:table-cell>
          <table:table-cell office:value-type="string" office:string-value="Valentina">
            <text:p>Valentina</text:p>
          </table:table-cell>
          <table:table-cell office:value-type="string" office:string-value="Wolff">
            <text:p>Wolff</text:p>
          </table:table-cell>
          <table:table-cell office:value-type="string" office:string-value="Suite 522 9079 Horace Station, Alexandriafort, WY 12496-7965">
            <text:p>Suite 522 9079 Horace Station, Alexandriafort, WY 12496-7965</text:p>
          </table:table-cell>
          <table:table-cell office:value-type="date" office:date-value="1986-08-28T19:08:22.775-07:00">
            <text:p>Aug 28, 1986</text:p>
          </table:table-cell>
          <table:table-cell office:value-type="string" office:string-value="714-63-2221">
            <text:p>714-63-2221</text:p>
          </table:table-cell>
          <table:table-cell office:value-type="string" office:string-value="Falconholt High">
            <text:p>Falconholt High</text:p>
          </table:table-cell>
          <table:table-cell office:value-type="string" office:string-value="041-607-6269">
            <text:p>041-607-6269</text:p>
          </table:table-cell>
          <table:table-cell office:value-type="string" office:string-value="kamren.mann@yahoo.com">
            <text:p>kamren.mann@yahoo.com</text:p>
          </table:table-cell>
          <table:table-cell office:value-type="float" office:value="8629">
            <text:p>8,629</text:p>
          </table:table-cell>
        </table:table-row>
        <table:table-row>
          <table:table-cell office:value-type="float" office:value="490397145">
            <text:p>490,397,145</text:p>
          </table:table-cell>
          <table:table-cell office:value-type="string" office:string-value="Estrella">
            <text:p>Estrella</text:p>
          </table:table-cell>
          <table:table-cell office:value-type="string" office:string-value="VonRueden">
            <text:p>VonRueden</text:p>
          </table:table-cell>
          <table:table-cell office:value-type="string" office:string-value="580 Darion Centers, East Raleighfort, UT 55618">
            <text:p>580 Darion Centers, East Raleighfort, UT 55618</text:p>
          </table:table-cell>
          <table:table-cell office:value-type="date" office:date-value="1976-08-04T11:48:57.861-07:00">
            <text:p>Aug 4, 1976</text:p>
          </table:table-cell>
          <table:table-cell office:value-type="string" office:string-value="301-37-3699">
            <text:p>301-37-3699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822-973-9691 x576">
            <text:p>822-973-9691 x576</text:p>
          </table:table-cell>
          <table:table-cell office:value-type="string" office:string-value="eunice.russel@gmail.com">
            <text:p>eunice.russel@gmail.com</text:p>
          </table:table-cell>
          <table:table-cell office:value-type="float" office:value="5153">
            <text:p>5,153</text:p>
          </table:table-cell>
        </table:table-row>
        <table:table-row>
          <table:table-cell office:value-type="float" office:value="493177905">
            <text:p>493,177,905</text:p>
          </table:table-cell>
          <table:table-cell office:value-type="string" office:string-value="Alexandre">
            <text:p>Alexandre</text:p>
          </table:table-cell>
          <table:table-cell office:value-type="string" office:string-value="Tremblay">
            <text:p>Tremblay</text:p>
          </table:table-cell>
          <table:table-cell office:value-type="string" office:string-value="Apt. 168 929 Magali Summit, Zechariahfort, IA 27265">
            <text:p>Apt. 168 929 Magali Summit, Zechariahfort, IA 27265</text:p>
          </table:table-cell>
          <table:table-cell office:value-type="date" office:date-value="1971-11-29T10:01:31.144-08:00">
            <text:p>Nov 29, 1971</text:p>
          </table:table-cell>
          <table:table-cell office:value-type="string" office:string-value="548-58-8473">
            <text:p>548-58-8473</text:p>
          </table:table-cell>
          <table:table-cell office:value-type="string" office:string-value="Vertapple High School">
            <text:p>Vertapple High School</text:p>
          </table:table-cell>
          <table:table-cell office:value-type="string" office:string-value="1-483-939-4656 x1935">
            <text:p>1-483-939-4656 x1935</text:p>
          </table:table-cell>
          <table:table-cell office:value-type="string" office:string-value="anabel.schumm@yahoo.com">
            <text:p>anabel.schumm@yahoo.com</text:p>
          </table:table-cell>
          <table:table-cell office:value-type="float" office:value="7968">
            <text:p>7,968</text:p>
          </table:table-cell>
        </table:table-row>
        <table:table-row>
          <table:table-cell office:value-type="float" office:value="771491307">
            <text:p>771,491,307</text:p>
          </table:table-cell>
          <table:table-cell office:value-type="string" office:string-value="Lacey">
            <text:p>Lacey</text:p>
          </table:table-cell>
          <table:table-cell office:value-type="string" office:string-value="Koss">
            <text:p>Koss</text:p>
          </table:table-cell>
          <table:table-cell office:value-type="string" office:string-value="364 Jakubowski Pike, West Maxville, IA 87200-8287">
            <text:p>364 Jakubowski Pike, West Maxville, IA 87200-8287</text:p>
          </table:table-cell>
          <table:table-cell office:value-type="date" office:date-value="1956-04-09T07:22:52.385-08:00">
            <text:p>Apr 9, 1956</text:p>
          </table:table-cell>
          <table:table-cell office:value-type="string" office:string-value="898-65-3499">
            <text:p>898-65-3499</text:p>
          </table:table-cell>
          <table:table-cell office:value-type="string" office:string-value="Brookville Secondary College">
            <text:p>Brookville Secondary College</text:p>
          </table:table-cell>
          <table:table-cell office:value-type="string" office:string-value="274.317.8457 x5614">
            <text:p>274.317.8457 x5614</text:p>
          </table:table-cell>
          <table:table-cell office:value-type="string" office:string-value="diego.kuvalis@yahoo.com">
            <text:p>diego.kuvalis@yahoo.com</text:p>
          </table:table-cell>
          <table:table-cell office:value-type="float" office:value="14787">
            <text:p>14,787</text:p>
          </table:table-cell>
        </table:table-row>
        <table:table-row>
          <table:table-cell office:value-type="float" office:value="310280404">
            <text:p>310,280,404</text:p>
          </table:table-cell>
          <table:table-cell office:value-type="string" office:string-value="Kraig">
            <text:p>Kraig</text:p>
          </table:table-cell>
          <table:table-cell office:value-type="string" office:string-value="Fisher">
            <text:p>Fisher</text:p>
          </table:table-cell>
          <table:table-cell office:value-type="string" office:string-value="Apt. 327 9927 Geraldine Villages, Port Nigel, IL 42296">
            <text:p>Apt. 327 9927 Geraldine Villages, Port Nigel, IL 42296</text:p>
          </table:table-cell>
          <table:table-cell office:value-type="date" office:date-value="1975-08-14T18:19:32.773-07:00">
            <text:p>Aug 14, 1975</text:p>
          </table:table-cell>
          <table:table-cell office:value-type="string" office:string-value="774-66-8707">
            <text:p>774-66-8707</text:p>
          </table:table-cell>
          <table:table-cell office:value-type="string" office:string-value="Iceborough High">
            <text:p>Iceborough High</text:p>
          </table:table-cell>
          <table:table-cell office:value-type="string" office:string-value="878.113.9360 x07860">
            <text:p>878.113.9360 x07860</text:p>
          </table:table-cell>
          <table:table-cell office:value-type="string" office:string-value="carleton.reynolds@hotmail.com">
            <text:p>carleton.reynolds@hotmail.com</text:p>
          </table:table-cell>
          <table:table-cell office:value-type="float" office:value="14678">
            <text:p>14,678</text:p>
          </table:table-cell>
        </table:table-row>
        <table:table-row>
          <table:table-cell office:value-type="float" office:value="640823040">
            <text:p>640,823,040</text:p>
          </table:table-cell>
          <table:table-cell office:value-type="string" office:string-value="Lexi">
            <text:p>Lexi</text:p>
          </table:table-cell>
          <table:table-cell office:value-type="string" office:string-value="Boyer">
            <text:p>Boyer</text:p>
          </table:table-cell>
          <table:table-cell office:value-type="string" office:string-value="Suite 300 283 Trevion Circles, McKenzieport, NC 27973">
            <text:p>Suite 300 283 Trevion Circles, McKenzieport, NC 27973</text:p>
          </table:table-cell>
          <table:table-cell office:value-type="date" office:date-value="1992-03-15T01:03:52.401-08:00">
            <text:p>Mar 15, 1992</text:p>
          </table:table-cell>
          <table:table-cell office:value-type="string" office:string-value="062-97-3785">
            <text:p>062-97-3785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(456) 326-8804">
            <text:p>(456) 326-8804</text:p>
          </table:table-cell>
          <table:table-cell office:value-type="string" office:string-value="julianne.runolfsson@hotmail.com">
            <text:p>julianne.runolfsson@hotmail.com</text:p>
          </table:table-cell>
          <table:table-cell office:value-type="float" office:value="8269">
            <text:p>8,269</text:p>
          </table:table-cell>
        </table:table-row>
        <table:table-row>
          <table:table-cell office:value-type="float" office:value="967615502">
            <text:p>967,615,502</text:p>
          </table:table-cell>
          <table:table-cell office:value-type="string" office:string-value="Dedrick">
            <text:p>Dedrick</text:p>
          </table:table-cell>
          <table:table-cell office:value-type="string" office:string-value="Nikolaus">
            <text:p>Nikolaus</text:p>
          </table:table-cell>
          <table:table-cell office:value-type="string" office:string-value="Apt. 832 27682 Zulauf Landing, East Alaina, SC 07087">
            <text:p>Apt. 832 27682 Zulauf Landing, East Alaina, SC 07087</text:p>
          </table:table-cell>
          <table:table-cell office:value-type="date" office:date-value="1954-04-21T04:25:57.536-08:00">
            <text:p>Apr 21, 1954</text:p>
          </table:table-cell>
          <table:table-cell office:value-type="string" office:string-value="730-52-4965">
            <text:p>730-52-4965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(488) 290-1279 x5390">
            <text:p>(488) 290-1279 x5390</text:p>
          </table:table-cell>
          <table:table-cell office:value-type="string" office:string-value="kole.keeling@hotmail.com">
            <text:p>kole.keeling@hotmail.com</text:p>
          </table:table-cell>
          <table:table-cell office:value-type="float" office:value="14286">
            <text:p>14,286</text:p>
          </table:table-cell>
        </table:table-row>
        <table:table-row>
          <table:table-cell office:value-type="float" office:value="865152965">
            <text:p>865,152,965</text:p>
          </table:table-cell>
          <table:table-cell office:value-type="string" office:string-value="Germaine">
            <text:p>Germaine</text:p>
          </table:table-cell>
          <table:table-cell office:value-type="string" office:string-value="McGlynn">
            <text:p>McGlynn</text:p>
          </table:table-cell>
          <table:table-cell office:value-type="string" office:string-value="2585 Icie Burgs, New Magnushaven, RI 49146">
            <text:p>2585 Icie Burgs, New Magnushaven, RI 49146</text:p>
          </table:table-cell>
          <table:table-cell office:value-type="date" office:date-value="1999-06-29T15:03:34.616-07:00">
            <text:p>Jun 29, 1999</text:p>
          </table:table-cell>
          <table:table-cell office:value-type="string" office:string-value="005-95-5944">
            <text:p>005-95-5944</text:p>
          </table:table-cell>
          <table:table-cell office:value-type="string" office:string-value="Flowerlake High">
            <text:p>Flowerlake High</text:p>
          </table:table-cell>
          <table:table-cell office:value-type="string" office:string-value="1-776-071-6866 x918">
            <text:p>1-776-071-6866 x918</text:p>
          </table:table-cell>
          <table:table-cell office:value-type="string" office:string-value="weston.will@yahoo.com">
            <text:p>weston.will@yahoo.com</text:p>
          </table:table-cell>
          <table:table-cell office:value-type="float" office:value="12189">
            <text:p>12,189</text:p>
          </table:table-cell>
        </table:table-row>
        <table:table-row>
          <table:table-cell office:value-type="float" office:value="845109382">
            <text:p>845,109,382</text:p>
          </table:table-cell>
          <table:table-cell office:value-type="string" office:string-value="Roscoe">
            <text:p>Roscoe</text:p>
          </table:table-cell>
          <table:table-cell office:value-type="string" office:string-value="Blick">
            <text:p>Blick</text:p>
          </table:table-cell>
          <table:table-cell office:value-type="string" office:string-value="31828 Riley Burg, East Vincenza, TN 65638">
            <text:p>31828 Riley Burg, East Vincenza, TN 65638</text:p>
          </table:table-cell>
          <table:table-cell office:value-type="date" office:date-value="1973-06-13T09:22:32.516-07:00">
            <text:p>Jun 13, 1973</text:p>
          </table:table-cell>
          <table:table-cell office:value-type="string" office:string-value="390-04-2725">
            <text:p>390-04-2725</text:p>
          </table:table-cell>
          <table:table-cell office:value-type="string" office:string-value="Bluemeadow High">
            <text:p>Bluemeadow High</text:p>
          </table:table-cell>
          <table:table-cell office:value-type="string" office:string-value="808-113-5563 x7811">
            <text:p>808-113-5563 x7811</text:p>
          </table:table-cell>
          <table:table-cell office:value-type="string" office:string-value="nicholas.schuppe@gmail.com">
            <text:p>nicholas.schuppe@gmail.com</text:p>
          </table:table-cell>
          <table:table-cell office:value-type="float" office:value="10377">
            <text:p>10,377</text:p>
          </table:table-cell>
        </table:table-row>
        <table:table-row>
          <table:table-cell office:value-type="float" office:value="733367133">
            <text:p>733,367,133</text:p>
          </table:table-cell>
          <table:table-cell office:value-type="string" office:string-value="Aidan">
            <text:p>Aidan</text:p>
          </table:table-cell>
          <table:table-cell office:value-type="string" office:string-value="O'Kon">
            <text:p>O'Kon</text:p>
          </table:table-cell>
          <table:table-cell office:value-type="string" office:string-value="1841 Louvenia Mountain, Brennanview, KS 04505">
            <text:p>1841 Louvenia Mountain, Brennanview, KS 04505</text:p>
          </table:table-cell>
          <table:table-cell office:value-type="date" office:date-value="1963-09-12T07:34:11.909-07:00">
            <text:p>Sep 12, 1963</text:p>
          </table:table-cell>
          <table:table-cell office:value-type="string" office:string-value="897-49-0441">
            <text:p>897-49-0441</text:p>
          </table:table-cell>
          <table:table-cell office:value-type="string" office:string-value="Flowerlake High">
            <text:p>Flowerlake High</text:p>
          </table:table-cell>
          <table:table-cell office:value-type="string" office:string-value="925.693.2797 x2377">
            <text:p>925.693.2797 x2377</text:p>
          </table:table-cell>
          <table:table-cell office:value-type="string" office:string-value="barrett.lebsack@yahoo.com">
            <text:p>barrett.lebsack@yahoo.com</text:p>
          </table:table-cell>
          <table:table-cell office:value-type="float" office:value="14102">
            <text:p>14,102</text:p>
          </table:table-cell>
        </table:table-row>
        <table:table-row>
          <table:table-cell office:value-type="float" office:value="592932963">
            <text:p>592,932,963</text:p>
          </table:table-cell>
          <table:table-cell office:value-type="string" office:string-value="Scottie">
            <text:p>Scottie</text:p>
          </table:table-cell>
          <table:table-cell office:value-type="string" office:string-value="Heathcote">
            <text:p>Heathcote</text:p>
          </table:table-cell>
          <table:table-cell office:value-type="string" office:string-value="2652 Gulgowski Walks, Lake Christa, LA 02875-2758">
            <text:p>2652 Gulgowski Walks, Lake Christa, LA 02875-2758</text:p>
          </table:table-cell>
          <table:table-cell office:value-type="date" office:date-value="1969-04-11T19:54:02.821-08:00">
            <text:p>Apr 11, 1969</text:p>
          </table:table-cell>
          <table:table-cell office:value-type="string" office:string-value="619-56-9598">
            <text:p>619-56-9598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(572) 243-6633 x157">
            <text:p>(572) 243-6633 x157</text:p>
          </table:table-cell>
          <table:table-cell office:value-type="string" office:string-value="mohammed.oberbrunner@hotmail.com">
            <text:p>mohammed.oberbrunner@hotmail.com</text:p>
          </table:table-cell>
          <table:table-cell office:value-type="float" office:value="12431">
            <text:p>12,431</text:p>
          </table:table-cell>
        </table:table-row>
        <table:table-row>
          <table:table-cell office:value-type="float" office:value="812612504">
            <text:p>812,612,504</text:p>
          </table:table-cell>
          <table:table-cell office:value-type="string" office:string-value="Kiera">
            <text:p>Kiera</text:p>
          </table:table-cell>
          <table:table-cell office:value-type="string" office:string-value="Bosco">
            <text:p>Bosco</text:p>
          </table:table-cell>
          <table:table-cell office:value-type="string" office:string-value="737 Price Squares, DuBuquemouth, IL 59212">
            <text:p>737 Price Squares, DuBuquemouth, IL 59212</text:p>
          </table:table-cell>
          <table:table-cell office:value-type="date" office:date-value="1989-03-25T22:32:04.775-08:00">
            <text:p>Mar 25, 1989</text:p>
          </table:table-cell>
          <table:table-cell office:value-type="string" office:string-value="715-05-4827">
            <text:p>715-05-4827</text:p>
          </table:table-cell>
          <table:table-cell office:value-type="string" office:string-value="Vertapple High School">
            <text:p>Vertapple High School</text:p>
          </table:table-cell>
          <table:table-cell office:value-type="string" office:string-value="458-079-9190">
            <text:p>458-079-9190</text:p>
          </table:table-cell>
          <table:table-cell office:value-type="string" office:string-value="belle.ledner@gmail.com">
            <text:p>belle.ledner@gmail.com</text:p>
          </table:table-cell>
          <table:table-cell office:value-type="float" office:value="5331">
            <text:p>5,331</text:p>
          </table:table-cell>
        </table:table-row>
        <table:table-row>
          <table:table-cell office:value-type="float" office:value="75165569">
            <text:p>75,165,569</text:p>
          </table:table-cell>
          <table:table-cell office:value-type="string" office:string-value="Betty">
            <text:p>Betty</text:p>
          </table:table-cell>
          <table:table-cell office:value-type="string" office:string-value="Weber">
            <text:p>Weber</text:p>
          </table:table-cell>
          <table:table-cell office:value-type="string" office:string-value="Suite 486 7103 Chelsea Stream, East Vivianmouth, CA 24081-4121">
            <text:p>Suite 486 7103 Chelsea Stream, East Vivianmouth, CA 24081-4121</text:p>
          </table:table-cell>
          <table:table-cell office:value-type="date" office:date-value="1989-01-25T20:29:21.375-08:00">
            <text:p>Jan 25, 1989</text:p>
          </table:table-cell>
          <table:table-cell office:value-type="string" office:string-value="365-13-9160">
            <text:p>365-13-9160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894.207.2943 x4810">
            <text:p>894.207.2943 x4810</text:p>
          </table:table-cell>
          <table:table-cell office:value-type="string" office:string-value="jamil.gaylord@gmail.com">
            <text:p>jamil.gaylord@gmail.com</text:p>
          </table:table-cell>
          <table:table-cell office:value-type="float" office:value="7908">
            <text:p>7,908</text:p>
          </table:table-cell>
        </table:table-row>
        <table:table-row>
          <table:table-cell office:value-type="float" office:value="698774718">
            <text:p>698,774,718</text:p>
          </table:table-cell>
          <table:table-cell office:value-type="string" office:string-value="Mariam">
            <text:p>Mariam</text:p>
          </table:table-cell>
          <table:table-cell office:value-type="string" office:string-value="Schmeler">
            <text:p>Schmeler</text:p>
          </table:table-cell>
          <table:table-cell office:value-type="string" office:string-value="88875 Mia Wall, East Horacio, VA 25538-6957">
            <text:p>88875 Mia Wall, East Horacio, VA 25538-6957</text:p>
          </table:table-cell>
          <table:table-cell office:value-type="date" office:date-value="1960-11-06T13:56:00.650-08:00">
            <text:p>Nov 6, 1960</text:p>
          </table:table-cell>
          <table:table-cell office:value-type="string" office:string-value="106-41-0169">
            <text:p>106-41-0169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(553) 543-4096">
            <text:p>(553) 543-4096</text:p>
          </table:table-cell>
          <table:table-cell office:value-type="string" office:string-value="janice.wisozk@hotmail.com">
            <text:p>janice.wisozk@hotmail.com</text:p>
          </table:table-cell>
          <table:table-cell office:value-type="float" office:value="13845">
            <text:p>13,845</text:p>
          </table:table-cell>
        </table:table-row>
        <table:table-row>
          <table:table-cell office:value-type="float" office:value="839198106">
            <text:p>839,198,106</text:p>
          </table:table-cell>
          <table:table-cell office:value-type="string" office:string-value="Zechariah">
            <text:p>Zechariah</text:p>
          </table:table-cell>
          <table:table-cell office:value-type="string" office:string-value="Graham">
            <text:p>Graham</text:p>
          </table:table-cell>
          <table:table-cell office:value-type="string" office:string-value="Apt. 915 94657 Schroeder Canyon, East Alexys, MI 38414">
            <text:p>Apt. 915 94657 Schroeder Canyon, East Alexys, MI 38414</text:p>
          </table:table-cell>
          <table:table-cell office:value-type="date" office:date-value="1970-09-17T13:59:18.487-07:00">
            <text:p>Sep 17, 1970</text:p>
          </table:table-cell>
          <table:table-cell office:value-type="string" office:string-value="349-12-5923">
            <text:p>349-12-5923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1-979-614-5452">
            <text:p>1-979-614-5452</text:p>
          </table:table-cell>
          <table:table-cell office:value-type="string" office:string-value="isai.satterfield@yahoo.com">
            <text:p>isai.satterfield@yahoo.com</text:p>
          </table:table-cell>
          <table:table-cell office:value-type="float" office:value="7512">
            <text:p>7,512</text:p>
          </table:table-cell>
        </table:table-row>
        <table:table-row>
          <table:table-cell office:value-type="float" office:value="251733075">
            <text:p>251,733,075</text:p>
          </table:table-cell>
          <table:table-cell office:value-type="string" office:string-value="Julie">
            <text:p>Julie</text:p>
          </table:table-cell>
          <table:table-cell office:value-type="string" office:string-value="Kirlin">
            <text:p>Kirlin</text:p>
          </table:table-cell>
          <table:table-cell office:value-type="string" office:string-value="Apt. 173 4677 Hickle Villages, Alexysstad, DE 46105-5708">
            <text:p>Apt. 173 4677 Hickle Villages, Alexysstad, DE 46105-5708</text:p>
          </table:table-cell>
          <table:table-cell office:value-type="date" office:date-value="1966-06-09T12:11:20.867-07:00">
            <text:p>Jun 9, 1966</text:p>
          </table:table-cell>
          <table:table-cell office:value-type="string" office:string-value="192-28-0626">
            <text:p>192-28-0626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1-645-415-9773 x3806">
            <text:p>1-645-415-9773 x3806</text:p>
          </table:table-cell>
          <table:table-cell office:value-type="string" office:string-value="cortney.rau@hotmail.com">
            <text:p>cortney.rau@hotmail.com</text:p>
          </table:table-cell>
          <table:table-cell office:value-type="float" office:value="14929">
            <text:p>14,929</text:p>
          </table:table-cell>
        </table:table-row>
        <table:table-row>
          <table:table-cell office:value-type="float" office:value="615691507">
            <text:p>615,691,507</text:p>
          </table:table-cell>
          <table:table-cell office:value-type="string" office:string-value="Reyna">
            <text:p>Reyna</text:p>
          </table:table-cell>
          <table:table-cell office:value-type="string" office:string-value="Nader">
            <text:p>Nader</text:p>
          </table:table-cell>
          <table:table-cell office:value-type="string" office:string-value="Apt. 480 3414 Randall Walk, Inesburgh, AK 76814-1099">
            <text:p>Apt. 480 3414 Randall Walk, Inesburgh, AK 76814-1099</text:p>
          </table:table-cell>
          <table:table-cell office:value-type="date" office:date-value="1966-02-01T03:02:24.873-08:00">
            <text:p>Feb 1, 1966</text:p>
          </table:table-cell>
          <table:table-cell office:value-type="string" office:string-value="605-09-4863">
            <text:p>605-09-4863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771.512.7120 x581">
            <text:p>771.512.7120 x581</text:p>
          </table:table-cell>
          <table:table-cell office:value-type="string" office:string-value="allen.boyer@hotmail.com">
            <text:p>allen.boyer@hotmail.com</text:p>
          </table:table-cell>
          <table:table-cell office:value-type="float" office:value="8893">
            <text:p>8,893</text:p>
          </table:table-cell>
        </table:table-row>
        <table:table-row>
          <table:table-cell office:value-type="float" office:value="803908145">
            <text:p>803,908,145</text:p>
          </table:table-cell>
          <table:table-cell office:value-type="string" office:string-value="Bonnie">
            <text:p>Bonnie</text:p>
          </table:table-cell>
          <table:table-cell office:value-type="string" office:string-value="Smith">
            <text:p>Smith</text:p>
          </table:table-cell>
          <table:table-cell office:value-type="string" office:string-value="Apt. 779 9047 Pfannerstill Spurs, Daughertyside, WI 10394">
            <text:p>Apt. 779 9047 Pfannerstill Spurs, Daughertyside, WI 10394</text:p>
          </table:table-cell>
          <table:table-cell office:value-type="date" office:date-value="1999-09-02T19:51:57.497-07:00">
            <text:p>Sep 2, 1999</text:p>
          </table:table-cell>
          <table:table-cell office:value-type="string" office:string-value="804-69-5248">
            <text:p>804-69-5248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017-528-5593 x6893">
            <text:p>017-528-5593 x6893</text:p>
          </table:table-cell>
          <table:table-cell office:value-type="string" office:string-value="jabari.swaniawski@gmail.com">
            <text:p>jabari.swaniawski@gmail.com</text:p>
          </table:table-cell>
          <table:table-cell office:value-type="float" office:value="10437">
            <text:p>10,437</text:p>
          </table:table-cell>
        </table:table-row>
        <table:table-row>
          <table:table-cell office:value-type="float" office:value="234582332">
            <text:p>234,582,332</text:p>
          </table:table-cell>
          <table:table-cell office:value-type="string" office:string-value="Taya">
            <text:p>Taya</text:p>
          </table:table-cell>
          <table:table-cell office:value-type="string" office:string-value="Ratke">
            <text:p>Ratke</text:p>
          </table:table-cell>
          <table:table-cell office:value-type="string" office:string-value="Suite 536 07634 Bogisich Island, Jovannyburgh, OH 69782-6448">
            <text:p>Suite 536 07634 Bogisich Island, Jovannyburgh, OH 69782-6448</text:p>
          </table:table-cell>
          <table:table-cell office:value-type="date" office:date-value="1976-08-23T00:16:50.408-07:00">
            <text:p>Aug 23, 1976</text:p>
          </table:table-cell>
          <table:table-cell office:value-type="string" office:string-value="850-27-0845">
            <text:p>850-27-0845</text:p>
          </table:table-cell>
          <table:table-cell office:value-type="string" office:string-value="Marblewald High School">
            <text:p>Marblewald High School</text:p>
          </table:table-cell>
          <table:table-cell office:value-type="string" office:string-value="604-466-6296">
            <text:p>604-466-6296</text:p>
          </table:table-cell>
          <table:table-cell office:value-type="string" office:string-value="josh.kihn@yahoo.com">
            <text:p>josh.kihn@yahoo.com</text:p>
          </table:table-cell>
          <table:table-cell office:value-type="float" office:value="8320">
            <text:p>8,320</text:p>
          </table:table-cell>
        </table:table-row>
        <table:table-row>
          <table:table-cell office:value-type="float" office:value="60354332">
            <text:p>60,354,332</text:p>
          </table:table-cell>
          <table:table-cell office:value-type="string" office:string-value="Marguerite">
            <text:p>Marguerite</text:p>
          </table:table-cell>
          <table:table-cell office:value-type="string" office:string-value="Nitzsche">
            <text:p>Nitzsche</text:p>
          </table:table-cell>
          <table:table-cell office:value-type="string" office:string-value="Suite 494 590 Kiehn Square, North Madyson, SD 19280-3694">
            <text:p>Suite 494 590 Kiehn Square, North Madyson, SD 19280-3694</text:p>
          </table:table-cell>
          <table:table-cell office:value-type="date" office:date-value="1981-05-07T10:26:52.525-07:00">
            <text:p>May 7, 1981</text:p>
          </table:table-cell>
          <table:table-cell office:value-type="string" office:string-value="264-80-0499">
            <text:p>264-80-0499</text:p>
          </table:table-cell>
          <table:table-cell office:value-type="string" office:string-value="Marblewald High">
            <text:p>Marblewald High</text:p>
          </table:table-cell>
          <table:table-cell office:value-type="string" office:string-value="(107) 231-3011">
            <text:p>(107) 231-3011</text:p>
          </table:table-cell>
          <table:table-cell office:value-type="string" office:string-value="michaela.kassulke@hotmail.com">
            <text:p>michaela.kassulke@hotmail.com</text:p>
          </table:table-cell>
          <table:table-cell office:value-type="float" office:value="11734">
            <text:p>11,734</text:p>
          </table:table-cell>
        </table:table-row>
        <table:table-row>
          <table:table-cell office:value-type="float" office:value="699346643">
            <text:p>699,346,643</text:p>
          </table:table-cell>
          <table:table-cell office:value-type="string" office:string-value="Jorge">
            <text:p>Jorge</text:p>
          </table:table-cell>
          <table:table-cell office:value-type="string" office:string-value="Schumm">
            <text:p>Schumm</text:p>
          </table:table-cell>
          <table:table-cell office:value-type="string" office:string-value="Suite 540 391 Dortha Parks, North Ebba, OH 00836">
            <text:p>Suite 540 391 Dortha Parks, North Ebba, OH 00836</text:p>
          </table:table-cell>
          <table:table-cell office:value-type="date" office:date-value="1983-05-16T06:21:51.971-07:00">
            <text:p>May 16, 1983</text:p>
          </table:table-cell>
          <table:table-cell office:value-type="string" office:string-value="361-57-0370">
            <text:p>361-57-0370</text:p>
          </table:table-cell>
          <table:table-cell office:value-type="string" office:string-value="Ironston High School">
            <text:p>Ironston High School</text:p>
          </table:table-cell>
          <table:table-cell office:value-type="string" office:string-value="346-765-6617 x32335">
            <text:p>346-765-6617 x32335</text:p>
          </table:table-cell>
          <table:table-cell office:value-type="string" office:string-value="anthony.larkin@gmail.com">
            <text:p>anthony.larkin@gmail.com</text:p>
          </table:table-cell>
          <table:table-cell office:value-type="float" office:value="5589">
            <text:p>5,589</text:p>
          </table:table-cell>
        </table:table-row>
        <table:table-row>
          <table:table-cell office:value-type="float" office:value="171064609">
            <text:p>171,064,609</text:p>
          </table:table-cell>
          <table:table-cell office:value-type="string" office:string-value="Jeramie">
            <text:p>Jeramie</text:p>
          </table:table-cell>
          <table:table-cell office:value-type="string" office:string-value="Volkman">
            <text:p>Volkman</text:p>
          </table:table-cell>
          <table:table-cell office:value-type="string" office:string-value="48544 Robel Knoll, West Astrid, ID 93051-5552">
            <text:p>48544 Robel Knoll, West Astrid, ID 93051-5552</text:p>
          </table:table-cell>
          <table:table-cell office:value-type="date" office:date-value="1969-01-07T21:29:44.274-08:00">
            <text:p>Jan 7, 1969</text:p>
          </table:table-cell>
          <table:table-cell office:value-type="string" office:string-value="682-18-0562">
            <text:p>682-18-0562</text:p>
          </table:table-cell>
          <table:table-cell office:value-type="string" office:string-value="Lakeacre High">
            <text:p>Lakeacre High</text:p>
          </table:table-cell>
          <table:table-cell office:value-type="string" office:string-value="729-052-1794 x609">
            <text:p>729-052-1794 x609</text:p>
          </table:table-cell>
          <table:table-cell office:value-type="string" office:string-value="rashad.quitzon@gmail.com">
            <text:p>rashad.quitzon@gmail.com</text:p>
          </table:table-cell>
          <table:table-cell office:value-type="float" office:value="5968">
            <text:p>5,968</text:p>
          </table:table-cell>
        </table:table-row>
        <table:table-row>
          <table:table-cell office:value-type="float" office:value="546549844">
            <text:p>546,549,844</text:p>
          </table:table-cell>
          <table:table-cell office:value-type="string" office:string-value="Phyllis">
            <text:p>Phyllis</text:p>
          </table:table-cell>
          <table:table-cell office:value-type="string" office:string-value="Wiza">
            <text:p>Wiza</text:p>
          </table:table-cell>
          <table:table-cell office:value-type="string" office:string-value="4680 Noe Corner, Rustyburgh, WI 34017">
            <text:p>4680 Noe Corner, Rustyburgh, WI 34017</text:p>
          </table:table-cell>
          <table:table-cell office:value-type="date" office:date-value="1982-06-18T03:38:22.702-07:00">
            <text:p>Jun 18, 1982</text:p>
          </table:table-cell>
          <table:table-cell office:value-type="string" office:string-value="040-18-3928">
            <text:p>040-18-3928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1-560-218-0208 x12427">
            <text:p>1-560-218-0208 x12427</text:p>
          </table:table-cell>
          <table:table-cell office:value-type="string" office:string-value="laura.smith@gmail.com">
            <text:p>laura.smith@gmail.com</text:p>
          </table:table-cell>
          <table:table-cell office:value-type="float" office:value="14842">
            <text:p>14,842</text:p>
          </table:table-cell>
        </table:table-row>
        <table:table-row>
          <table:table-cell office:value-type="float" office:value="480896248">
            <text:p>480,896,248</text:p>
          </table:table-cell>
          <table:table-cell office:value-type="string" office:string-value="Gertrude">
            <text:p>Gertrude</text:p>
          </table:table-cell>
          <table:table-cell office:value-type="string" office:string-value="King">
            <text:p>King</text:p>
          </table:table-cell>
          <table:table-cell office:value-type="string" office:string-value="295 Monty Ramp, Romaguerafurt, NC 73952">
            <text:p>295 Monty Ramp, Romaguerafurt, NC 73952</text:p>
          </table:table-cell>
          <table:table-cell office:value-type="date" office:date-value="1986-02-19T07:40:00.999-08:00">
            <text:p>Feb 19, 1986</text:p>
          </table:table-cell>
          <table:table-cell office:value-type="string" office:string-value="761-75-8359">
            <text:p>761-75-8359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1-357-590-7775 x169">
            <text:p>1-357-590-7775 x169</text:p>
          </table:table-cell>
          <table:table-cell office:value-type="string" office:string-value="ronny.schneider@gmail.com">
            <text:p>ronny.schneider@gmail.com</text:p>
          </table:table-cell>
          <table:table-cell office:value-type="float" office:value="5562">
            <text:p>5,562</text:p>
          </table:table-cell>
        </table:table-row>
        <table:table-row>
          <table:table-cell office:value-type="float" office:value="306831264">
            <text:p>306,831,264</text:p>
          </table:table-cell>
          <table:table-cell office:value-type="string" office:string-value="Rashad">
            <text:p>Rashad</text:p>
          </table:table-cell>
          <table:table-cell office:value-type="string" office:string-value="Okuneva">
            <text:p>Okuneva</text:p>
          </table:table-cell>
          <table:table-cell office:value-type="string" office:string-value="Apt. 415 235 Johnston Flats, North Berta, OK 10001">
            <text:p>Apt. 415 235 Johnston Flats, North Berta, OK 10001</text:p>
          </table:table-cell>
          <table:table-cell office:value-type="date" office:date-value="1955-05-29T02:28:16.169-07:00">
            <text:p>May 29, 1955</text:p>
          </table:table-cell>
          <table:table-cell office:value-type="string" office:string-value="318-84-2238">
            <text:p>318-84-2238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1-541-822-9957">
            <text:p>1-541-822-9957</text:p>
          </table:table-cell>
          <table:table-cell office:value-type="string" office:string-value="icie.anderson@gmail.com">
            <text:p>icie.anderson@gmail.com</text:p>
          </table:table-cell>
          <table:table-cell office:value-type="float" office:value="9193">
            <text:p>9,193</text:p>
          </table:table-cell>
        </table:table-row>
        <table:table-row>
          <table:table-cell office:value-type="float" office:value="452160292">
            <text:p>452,160,292</text:p>
          </table:table-cell>
          <table:table-cell office:value-type="string" office:string-value="Arvid">
            <text:p>Arvid</text:p>
          </table:table-cell>
          <table:table-cell office:value-type="string" office:string-value="Gutmann">
            <text:p>Gutmann</text:p>
          </table:table-cell>
          <table:table-cell office:value-type="string" office:string-value="42445 Okuneva Forges, Hillsburgh, IA 41208">
            <text:p>42445 Okuneva Forges, Hillsburgh, IA 41208</text:p>
          </table:table-cell>
          <table:table-cell office:value-type="date" office:date-value="1998-08-30T04:08:01.853-07:00">
            <text:p>Aug 30, 1998</text:p>
          </table:table-cell>
          <table:table-cell office:value-type="string" office:string-value="559-49-3877">
            <text:p>559-49-3877</text:p>
          </table:table-cell>
          <table:table-cell office:value-type="string" office:string-value="Ostbarrow High">
            <text:p>Ostbarrow High</text:p>
          </table:table-cell>
          <table:table-cell office:value-type="string" office:string-value="157.956.9892">
            <text:p>157.956.9892</text:p>
          </table:table-cell>
          <table:table-cell office:value-type="string" office:string-value="brandt.grady@hotmail.com">
            <text:p>brandt.grady@hotmail.com</text:p>
          </table:table-cell>
          <table:table-cell office:value-type="float" office:value="12789">
            <text:p>12,789</text:p>
          </table:table-cell>
        </table:table-row>
        <table:table-row>
          <table:table-cell office:value-type="float" office:value="330597379">
            <text:p>330,597,379</text:p>
          </table:table-cell>
          <table:table-cell office:value-type="string" office:string-value="Itzel">
            <text:p>Itzel</text:p>
          </table:table-cell>
          <table:table-cell office:value-type="string" office:string-value="Powlowski">
            <text:p>Powlowski</text:p>
          </table:table-cell>
          <table:table-cell office:value-type="string" office:string-value="437 Kristy Freeway, West Lexi, IA 04026-0214">
            <text:p>437 Kristy Freeway, West Lexi, IA 04026-0214</text:p>
          </table:table-cell>
          <table:table-cell office:value-type="date" office:date-value="1981-11-26T06:38:32.981-08:00">
            <text:p>Nov 26, 1981</text:p>
          </table:table-cell>
          <table:table-cell office:value-type="string" office:string-value="078-81-2323">
            <text:p>078-81-2323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(903) 785-3180">
            <text:p>(903) 785-3180</text:p>
          </table:table-cell>
          <table:table-cell office:value-type="string" office:string-value="maxie.keeling@gmail.com">
            <text:p>maxie.keeling@gmail.com</text:p>
          </table:table-cell>
          <table:table-cell office:value-type="float" office:value="9798">
            <text:p>9,798</text:p>
          </table:table-cell>
        </table:table-row>
        <table:table-row>
          <table:table-cell office:value-type="float" office:value="152035957">
            <text:p>152,035,957</text:p>
          </table:table-cell>
          <table:table-cell office:value-type="string" office:string-value="Clifton">
            <text:p>Clifton</text:p>
          </table:table-cell>
          <table:table-cell office:value-type="string" office:string-value="Hane">
            <text:p>Hane</text:p>
          </table:table-cell>
          <table:table-cell office:value-type="string" office:string-value="Suite 406 07399 Jeremy Spurs, South Aronfurt, AL 67502">
            <text:p>Suite 406 07399 Jeremy Spurs, South Aronfurt, AL 67502</text:p>
          </table:table-cell>
          <table:table-cell office:value-type="date" office:date-value="1987-03-18T16:23:06.026-08:00">
            <text:p>Mar 18, 1987</text:p>
          </table:table-cell>
          <table:table-cell office:value-type="string" office:string-value="603-97-3925">
            <text:p>603-97-3925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649.126.1339">
            <text:p>649.126.1339</text:p>
          </table:table-cell>
          <table:table-cell office:value-type="string" office:string-value="anderson.hessel@yahoo.com">
            <text:p>anderson.hessel@yahoo.com</text:p>
          </table:table-cell>
          <table:table-cell office:value-type="float" office:value="8403">
            <text:p>8,403</text:p>
          </table:table-cell>
        </table:table-row>
        <table:table-row>
          <table:table-cell office:value-type="float" office:value="929560623">
            <text:p>929,560,623</text:p>
          </table:table-cell>
          <table:table-cell office:value-type="string" office:string-value="Carmel">
            <text:p>Carmel</text:p>
          </table:table-cell>
          <table:table-cell office:value-type="string" office:string-value="Stroman">
            <text:p>Stroman</text:p>
          </table:table-cell>
          <table:table-cell office:value-type="string" office:string-value="Apt. 537 0137 America Garden, North Luischester, NM 99647-3185">
            <text:p>Apt. 537 0137 America Garden, North Luischester, NM 99647-3185</text:p>
          </table:table-cell>
          <table:table-cell office:value-type="date" office:date-value="1962-09-14T20:14:40.581-07:00">
            <text:p>Sep 14, 1962</text:p>
          </table:table-cell>
          <table:table-cell office:value-type="string" office:string-value="013-84-1633">
            <text:p>013-84-1633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(099) 678-7861 x74197">
            <text:p>(099) 678-7861 x74197</text:p>
          </table:table-cell>
          <table:table-cell office:value-type="string" office:string-value="brannon.kub@hotmail.com">
            <text:p>brannon.kub@hotmail.com</text:p>
          </table:table-cell>
          <table:table-cell office:value-type="float" office:value="14926">
            <text:p>14,926</text:p>
          </table:table-cell>
        </table:table-row>
        <table:table-row>
          <table:table-cell office:value-type="float" office:value="266006015">
            <text:p>266,006,015</text:p>
          </table:table-cell>
          <table:table-cell office:value-type="string" office:string-value="Curt">
            <text:p>Curt</text:p>
          </table:table-cell>
          <table:table-cell office:value-type="string" office:string-value="Stroman">
            <text:p>Stroman</text:p>
          </table:table-cell>
          <table:table-cell office:value-type="string" office:string-value="7480 Windler Island, Nicolaston, RI 62507">
            <text:p>7480 Windler Island, Nicolaston, RI 62507</text:p>
          </table:table-cell>
          <table:table-cell office:value-type="date" office:date-value="1964-01-06T22:57:34.126-08:00">
            <text:p>Jan 6, 1964</text:p>
          </table:table-cell>
          <table:table-cell office:value-type="string" office:string-value="665-19-0499">
            <text:p>665-19-0499</text:p>
          </table:table-cell>
          <table:table-cell office:value-type="string" office:string-value="Mallowtown High School">
            <text:p>Mallowtown High School</text:p>
          </table:table-cell>
          <table:table-cell office:value-type="string" office:string-value="962.094.5033">
            <text:p>962.094.5033</text:p>
          </table:table-cell>
          <table:table-cell office:value-type="string" office:string-value="norwood.jerde@hotmail.com">
            <text:p>norwood.jerde@hotmail.com</text:p>
          </table:table-cell>
          <table:table-cell office:value-type="float" office:value="10297">
            <text:p>10,297</text:p>
          </table:table-cell>
        </table:table-row>
        <table:table-row>
          <table:table-cell office:value-type="float" office:value="584092610">
            <text:p>584,092,610</text:p>
          </table:table-cell>
          <table:table-cell office:value-type="string" office:string-value="Maureen">
            <text:p>Maureen</text:p>
          </table:table-cell>
          <table:table-cell office:value-type="string" office:string-value="Mills">
            <text:p>Mills</text:p>
          </table:table-cell>
          <table:table-cell office:value-type="string" office:string-value="7861 Hyatt Trail, Cecileville, DE 33806">
            <text:p>7861 Hyatt Trail, Cecileville, DE 33806</text:p>
          </table:table-cell>
          <table:table-cell office:value-type="date" office:date-value="1998-11-18T09:29:09.816-08:00">
            <text:p>Nov 18, 1998</text:p>
          </table:table-cell>
          <table:table-cell office:value-type="string" office:string-value="617-91-3878">
            <text:p>617-91-3878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835-642-1314 x33610">
            <text:p>835-642-1314 x33610</text:p>
          </table:table-cell>
          <table:table-cell office:value-type="string" office:string-value="laurine.vonrueden@gmail.com">
            <text:p>laurine.vonrueden@gmail.com</text:p>
          </table:table-cell>
          <table:table-cell office:value-type="float" office:value="10549">
            <text:p>10,549</text:p>
          </table:table-cell>
        </table:table-row>
        <table:table-row>
          <table:table-cell office:value-type="float" office:value="276970592">
            <text:p>276,970,592</text:p>
          </table:table-cell>
          <table:table-cell office:value-type="string" office:string-value="Florence">
            <text:p>Florence</text:p>
          </table:table-cell>
          <table:table-cell office:value-type="string" office:string-value="Schumm">
            <text:p>Schumm</text:p>
          </table:table-cell>
          <table:table-cell office:value-type="string" office:string-value="415 Janie Shoals, South Katherine, IL 17903-3447">
            <text:p>415 Janie Shoals, South Katherine, IL 17903-3447</text:p>
          </table:table-cell>
          <table:table-cell office:value-type="date" office:date-value="1971-02-21T13:48:49.716-08:00">
            <text:p>Feb 21, 1971</text:p>
          </table:table-cell>
          <table:table-cell office:value-type="string" office:string-value="763-70-8474">
            <text:p>763-70-8474</text:p>
          </table:table-cell>
          <table:table-cell office:value-type="string" office:string-value="Ostbarrow High School">
            <text:p>Ostbarrow High School</text:p>
          </table:table-cell>
          <table:table-cell office:value-type="string" office:string-value="1-405-951-7087">
            <text:p>1-405-951-7087</text:p>
          </table:table-cell>
          <table:table-cell office:value-type="string" office:string-value="dana.kub@hotmail.com">
            <text:p>dana.kub@hotmail.com</text:p>
          </table:table-cell>
          <table:table-cell office:value-type="float" office:value="14533">
            <text:p>14,533</text:p>
          </table:table-cell>
        </table:table-row>
        <table:table-row>
          <table:table-cell office:value-type="float" office:value="167505421">
            <text:p>167,505,421</text:p>
          </table:table-cell>
          <table:table-cell office:value-type="string" office:string-value="Rodrick">
            <text:p>Rodrick</text:p>
          </table:table-cell>
          <table:table-cell office:value-type="string" office:string-value="Langosh">
            <text:p>Langosh</text:p>
          </table:table-cell>
          <table:table-cell office:value-type="string" office:string-value="Suite 844 395 McLaughlin Knolls, Lake Kenton, OR 16993-8431">
            <text:p>Suite 844 395 McLaughlin Knolls, Lake Kenton, OR 16993-8431</text:p>
          </table:table-cell>
          <table:table-cell office:value-type="date" office:date-value="1969-11-07T23:53:37.464-08:00">
            <text:p>Nov 7, 1969</text:p>
          </table:table-cell>
          <table:table-cell office:value-type="string" office:string-value="721-01-0821">
            <text:p>721-01-0821</text:p>
          </table:table-cell>
          <table:table-cell office:value-type="string" office:string-value="Clearcourt High">
            <text:p>Clearcourt High</text:p>
          </table:table-cell>
          <table:table-cell office:value-type="string" office:string-value="145-144-2872 x349">
            <text:p>145-144-2872 x349</text:p>
          </table:table-cell>
          <table:table-cell office:value-type="string" office:string-value="tremayne.schneider@yahoo.com">
            <text:p>tremayne.schneider@yahoo.com</text:p>
          </table:table-cell>
          <table:table-cell office:value-type="float" office:value="13180">
            <text:p>13,180</text:p>
          </table:table-cell>
        </table:table-row>
        <table:table-row>
          <table:table-cell office:value-type="float" office:value="472941869">
            <text:p>472,941,869</text:p>
          </table:table-cell>
          <table:table-cell office:value-type="string" office:string-value="Tyson">
            <text:p>Tyson</text:p>
          </table:table-cell>
          <table:table-cell office:value-type="string" office:string-value="Powlowski">
            <text:p>Powlowski</text:p>
          </table:table-cell>
          <table:table-cell office:value-type="string" office:string-value="649 Auer Court, Nienowview, LA 45936-6837">
            <text:p>649 Auer Court, Nienowview, LA 45936-6837</text:p>
          </table:table-cell>
          <table:table-cell office:value-type="date" office:date-value="1983-11-29T13:40:10.294-08:00">
            <text:p>Nov 29, 1983</text:p>
          </table:table-cell>
          <table:table-cell office:value-type="string" office:string-value="876-62-0389">
            <text:p>876-62-0389</text:p>
          </table:table-cell>
          <table:table-cell office:value-type="string" office:string-value="Bluemeadow High">
            <text:p>Bluemeadow High</text:p>
          </table:table-cell>
          <table:table-cell office:value-type="string" office:string-value="405-922-0673 x763">
            <text:p>405-922-0673 x763</text:p>
          </table:table-cell>
          <table:table-cell office:value-type="string" office:string-value="jacklyn.shanahan@hotmail.com">
            <text:p>jacklyn.shanahan@hotmail.com</text:p>
          </table:table-cell>
          <table:table-cell office:value-type="float" office:value="6451">
            <text:p>6,451</text:p>
          </table:table-cell>
        </table:table-row>
        <table:table-row>
          <table:table-cell office:value-type="float" office:value="930763639">
            <text:p>930,763,639</text:p>
          </table:table-cell>
          <table:table-cell office:value-type="string" office:string-value="Helga">
            <text:p>Helga</text:p>
          </table:table-cell>
          <table:table-cell office:value-type="string" office:string-value="Waters">
            <text:p>Waters</text:p>
          </table:table-cell>
          <table:table-cell office:value-type="string" office:string-value="Apt. 326 8491 Bailey Brooks, MacGyverberg, NJ 79246">
            <text:p>Apt. 326 8491 Bailey Brooks, MacGyverberg, NJ 79246</text:p>
          </table:table-cell>
          <table:table-cell office:value-type="date" office:date-value="2000-08-08T09:26:34.306-07:00">
            <text:p>Aug 8, 2000</text:p>
          </table:table-cell>
          <table:table-cell office:value-type="string" office:string-value="506-12-3291">
            <text:p>506-12-3291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(993) 145-5058">
            <text:p>(993) 145-5058</text:p>
          </table:table-cell>
          <table:table-cell office:value-type="string" office:string-value="lucas.rolfson@yahoo.com">
            <text:p>lucas.rolfson@yahoo.com</text:p>
          </table:table-cell>
          <table:table-cell office:value-type="float" office:value="10435">
            <text:p>10,435</text:p>
          </table:table-cell>
        </table:table-row>
        <table:table-row>
          <table:table-cell office:value-type="float" office:value="705238661">
            <text:p>705,238,661</text:p>
          </table:table-cell>
          <table:table-cell office:value-type="string" office:string-value="Paxton">
            <text:p>Paxton</text:p>
          </table:table-cell>
          <table:table-cell office:value-type="string" office:string-value="Hilll">
            <text:p>Hilll</text:p>
          </table:table-cell>
          <table:table-cell office:value-type="string" office:string-value="320 Fahey Meadows, West Alyson, AL 67290-8862">
            <text:p>320 Fahey Meadows, West Alyson, AL 67290-8862</text:p>
          </table:table-cell>
          <table:table-cell office:value-type="date" office:date-value="1977-01-14T18:28:17.981-08:00">
            <text:p>Jan 14, 1977</text:p>
          </table:table-cell>
          <table:table-cell office:value-type="string" office:string-value="329-33-3476">
            <text:p>329-33-3476</text:p>
          </table:table-cell>
          <table:table-cell office:value-type="string" office:string-value="Icelyn High School">
            <text:p>Icelyn High School</text:p>
          </table:table-cell>
          <table:table-cell office:value-type="string" office:string-value="1-565-752-3676 x1991">
            <text:p>1-565-752-3676 x1991</text:p>
          </table:table-cell>
          <table:table-cell office:value-type="string" office:string-value="vincenza.crooks@gmail.com">
            <text:p>vincenza.crooks@gmail.com</text:p>
          </table:table-cell>
          <table:table-cell office:value-type="float" office:value="6037">
            <text:p>6,037</text:p>
          </table:table-cell>
        </table:table-row>
        <table:table-row>
          <table:table-cell office:value-type="float" office:value="626980050">
            <text:p>626,980,050</text:p>
          </table:table-cell>
          <table:table-cell office:value-type="string" office:string-value="Leo">
            <text:p>Leo</text:p>
          </table:table-cell>
          <table:table-cell office:value-type="string" office:string-value="Bosco">
            <text:p>Bosco</text:p>
          </table:table-cell>
          <table:table-cell office:value-type="string" office:string-value="Apt. 063 4344 Vincent Point, East Andy, FL 51570-2600">
            <text:p>Apt. 063 4344 Vincent Point, East Andy, FL 51570-2600</text:p>
          </table:table-cell>
          <table:table-cell office:value-type="date" office:date-value="1987-04-14T14:07:12.327-07:00">
            <text:p>Apr 14, 1987</text:p>
          </table:table-cell>
          <table:table-cell office:value-type="string" office:string-value="285-02-7923">
            <text:p>285-02-7923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203.665.5516">
            <text:p>203.665.5516</text:p>
          </table:table-cell>
          <table:table-cell office:value-type="string" office:string-value="rudy.turner@gmail.com">
            <text:p>rudy.turner@gmail.com</text:p>
          </table:table-cell>
          <table:table-cell office:value-type="float" office:value="12747">
            <text:p>12,747</text:p>
          </table:table-cell>
        </table:table-row>
        <table:table-row table:number-rows-repeated="1">
          <table:table-cell office:value-type="float" office:value="865531230">
            <text:p>865,531,230</text:p>
          </table:table-cell>
          <table:table-cell office:value-type="string" office:string-value="Mariana">
            <text:p>Mariana</text:p>
          </table:table-cell>
          <table:table-cell office:value-type="string" office:string-value="Bartoletti">
            <text:p>Bartoletti</text:p>
          </table:table-cell>
          <table:table-cell office:value-type="string" office:string-value="Apt. 256 34265 Demetris Forges, Sammyfurt, DE 34865">
            <text:p>Apt. 256 34265 Demetris Forges, Sammyfurt, DE 34865</text:p>
          </table:table-cell>
          <table:table-cell office:value-type="date" office:date-value="1994-07-25T03:49:53.494-07:00">
            <text:p>Jul 25, 1994</text:p>
          </table:table-cell>
          <table:table-cell office:value-type="string" office:string-value="145-40-4260">
            <text:p>145-40-4260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1-548-669-0167 x67519">
            <text:p>1-548-669-0167 x67519</text:p>
          </table:table-cell>
          <table:table-cell office:value-type="string" office:string-value="leonard.gleichner@hotmail.com">
            <text:p>leonard.gleichner@hotmail.com</text:p>
          </table:table-cell>
          <table:table-cell office:value-type="float" office:value="13937">
            <text:p>13,9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